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var cib-font-text" svg:font-family="'var cib-font-text'"/>
  </office:font-face-decls>
  <office:automatic-styles>
    <style:style style:name="P1" style:family="paragraph" style:parent-style-name="Heading_20_6">
      <style:paragraph-properties fo:margin-left="0cm" fo:margin-right="0cm" fo:margin-top="0cm" fo:margin-bottom="0cm" style:contextual-spacing="false" fo:text-indent="0cm" style:auto-text-indent="false" fo:padding="0cm" fo:border="none"/>
    </style:style>
    <style:style style:name="P2" style:family="paragraph" style:parent-style-name="Preformatted_20_Text">
      <style:paragraph-properties fo:margin-left="0cm" fo:margin-right="0cm" fo:margin-top="0cm" fo:margin-bottom="0.106cm" style:contextual-spacing="false" fo:text-indent="0cm" style:auto-text-indent="false" fo:padding-left="0.265cm" fo:padding-right="0cm" fo:padding-top="0.265cm" fo:padding-bottom="0.265cm" fo:border-left="0.06pt solid #000000" fo:border-right="none" fo:border-top="0.06pt solid #000000" fo:border-bottom="0.06pt solid #000000"/>
    </style:style>
    <style:style style:name="P3" style:family="paragraph" style:parent-style-name="Preformatted_20_Text">
      <style:paragraph-properties fo:margin-top="0cm" fo:margin-bottom="0.106cm" style:contextual-spacing="false" fo:padding-left="0.265cm" fo:padding-right="0cm" fo:padding-top="0.265cm" fo:padding-bottom="0.265cm" fo:border-left="0.06pt solid #000000" fo:border-right="none" fo:border-top="0.06pt solid #000000" fo:border-bottom="0.06pt solid #000000"/>
    </style:style>
    <style:style style:name="P4" style:family="paragraph" style:parent-style-name="Text_20_body">
      <style:paragraph-properties fo:margin-left="0cm" fo:margin-right="0cm" fo:margin-top="0cm" fo:margin-bottom="0cm" style:contextual-spacing="false" fo:text-indent="0cm" style:auto-text-indent="false" fo:padding="0cm" fo:border="none"/>
    </style:style>
    <style:style style:name="P5" style:family="paragraph" style:parent-style-name="Text_20_body">
      <style:paragraph-properties fo:margin-left="0cm" fo:margin-right="0cm" fo:margin-top="0.318cm" fo:margin-bottom="0cm" style:contextual-spacing="false" fo:text-indent="0cm" style:auto-text-indent="false" fo:padding="0cm" fo:border="none"/>
    </style:style>
    <style:style style:name="P6" style:family="paragraph" style:parent-style-name="Text_20_body">
      <style:paragraph-properties fo:margin-left="0cm" fo:margin-right="0cm" fo:margin-top="0cm" fo:margin-bottom="0cm" style:contextual-spacing="false" fo:text-indent="0cm" style:auto-text-indent="false" fo:padding="0cm" fo:border="none"/>
      <style:text-properties loext:padding="0cm" loext:border="none"/>
    </style:style>
    <style:style style:name="P7" style:family="paragraph" style:parent-style-name="Text_20_body">
      <style:paragraph-properties fo:margin-left="0cm" fo:margin-right="0cm" fo:margin-top="0.318cm" fo:margin-bottom="0cm" style:contextual-spacing="false" fo:text-indent="0cm" style:auto-text-indent="false" fo:padding="0cm" fo:border="none"/>
      <style:text-properties loext:padding="0cm" loext:border="none"/>
    </style:style>
    <style:style style:name="P8" style:family="paragraph" style:parent-style-name="Text_20_body">
      <style:paragraph-properties fo:margin-top="0cm" fo:margin-bottom="0cm" style:contextual-spacing="false"/>
      <style:text-properties loext:padding="0cm" loext:border="none"/>
    </style:style>
    <style:style style:name="P9" style:family="paragraph" style:parent-style-name="Text_20_body" style:list-style-name="L1">
      <style:paragraph-properties fo:margin-left="0.053cm" fo:margin-right="0.053cm" fo:margin-top="0cm" fo:margin-bottom="0cm" style:contextual-spacing="false" fo:text-indent="0cm" style:auto-text-indent="false" fo:padding="0cm" fo:border="none"/>
    </style:style>
    <style:style style:name="P10" style:family="paragraph" style:parent-style-name="Text_20_body">
      <style:paragraph-properties fo:margin-top="0cm" fo:margin-bottom="0cm" style:contextual-spacing="false"/>
    </style:style>
    <style:style style:name="P11" style:family="paragraph" style:parent-style-name="Text_20_body">
      <style:paragraph-properties fo:margin-left="0.159cm" fo:margin-right="0cm" fo:margin-top="0cm" fo:margin-bottom="0cm" style:contextual-spacing="false" fo:line-height="100%" fo:text-align="center" style:justify-single-word="false" fo:text-indent="0cm" style:auto-text-indent="false"/>
    </style:style>
    <style:style style:name="P12" style:family="paragraph" style:parent-style-name="Text_20_body">
      <style:paragraph-properties fo:margin-top="0cm" fo:margin-bottom="0.318cm" style:contextual-spacing="false"/>
    </style:style>
    <style:style style:name="P13" style:family="paragraph" style:parent-style-name="Text_20_body" style:list-style-name="L2">
      <style:paragraph-properties fo:margin-left="0cm" fo:margin-right="0cm" fo:margin-top="0cm" fo:margin-bottom="0cm" style:contextual-spacing="false" fo:text-indent="0cm" style:auto-text-indent="false" fo:padding="0cm" fo:border="none"/>
    </style:style>
    <style:style style:name="P14" style:family="paragraph" style:parent-style-name="Text_20_body" style:list-style-name="L2">
      <style:paragraph-properties fo:margin-left="0.053cm" fo:margin-right="0.053cm" fo:margin-top="0cm" fo:margin-bottom="0cm" style:contextual-spacing="false" fo:text-indent="0cm" style:auto-text-indent="false" fo:padding="0cm" fo:border="none"/>
    </style:style>
    <style:style style:name="P15" style:family="paragraph" style:parent-style-name="Text_20_body" style:list-style-name="L3">
      <style:paragraph-properties fo:margin-left="0.053cm" fo:margin-right="0.053cm" fo:margin-top="0cm" fo:margin-bottom="0cm" style:contextual-spacing="false" fo:text-indent="0cm" style:auto-text-indent="false" fo:padding="0cm" fo:border="none"/>
    </style:style>
    <style:style style:name="P16" style:family="paragraph" style:parent-style-name="Text_20_body">
      <style:paragraph-properties fo:margin-left="0.053cm" fo:margin-right="0.053cm" fo:margin-top="0cm" fo:margin-bottom="0cm" style:contextual-spacing="false" fo:text-indent="0cm" style:auto-text-indent="false" fo:padding="0cm" fo:border="none"/>
    </style:style>
    <style:style style:name="P17" style:family="paragraph" style:parent-style-name="Text_20_body" style:list-style-name="L4">
      <style:paragraph-properties fo:margin-left="0.053cm" fo:margin-right="0.053cm" fo:margin-top="0cm" fo:margin-bottom="0cm" style:contextual-spacing="false" fo:text-indent="0cm" style:auto-text-indent="false" fo:padding="0cm" fo:border="none"/>
    </style:style>
    <style:style style:name="P18" style:family="paragraph" style:parent-style-name="Text_20_body" style:list-style-name="L5">
      <style:paragraph-properties fo:margin-left="0.053cm" fo:margin-right="0.053cm" fo:margin-top="0cm" fo:margin-bottom="0cm" style:contextual-spacing="false" fo:text-indent="0cm" style:auto-text-indent="false" fo:padding="0cm" fo:border="none"/>
    </style:style>
    <style:style style:name="P19" style:family="paragraph" style:parent-style-name="Text_20_body" style:list-style-name="L6">
      <style:paragraph-properties fo:margin-left="0cm" fo:margin-right="0cm" fo:margin-top="0cm" fo:margin-bottom="0cm" style:contextual-spacing="false" fo:text-indent="0cm" style:auto-text-indent="false" fo:padding="0cm" fo:border="none"/>
    </style:style>
    <style:style style:name="P20" style:family="paragraph" style:parent-style-name="Text_20_body" style:list-style-name="L7">
      <style:paragraph-properties fo:margin-left="0cm" fo:margin-right="0cm" fo:margin-top="0cm" fo:margin-bottom="0cm" style:contextual-spacing="false" fo:text-indent="0cm" style:auto-text-indent="false" fo:padding="0cm" fo:border="none"/>
    </style:style>
    <style:style style:name="P21" style:family="paragraph" style:parent-style-name="Text_20_body" style:list-style-name="L7">
      <style:paragraph-properties fo:margin-left="0.053cm" fo:margin-right="0.053cm" fo:margin-top="0cm" fo:margin-bottom="0cm" style:contextual-spacing="false" fo:text-indent="0cm" style:auto-text-indent="false" fo:padding="0cm" fo:border="none"/>
    </style:style>
    <style:style style:name="P22" style:family="paragraph" style:parent-style-name="Text_20_body" style:list-style-name="L8">
      <style:paragraph-properties fo:margin-left="0cm" fo:margin-right="0cm" fo:margin-top="0cm" fo:margin-bottom="0cm" style:contextual-spacing="false" fo:text-indent="0cm" style:auto-text-indent="false" fo:padding="0cm" fo:border="none"/>
    </style:style>
    <style:style style:name="P23" style:family="paragraph" style:parent-style-name="Text_20_body" style:list-style-name="L9">
      <style:paragraph-properties fo:margin-left="0.053cm" fo:margin-right="0.053cm" fo:margin-top="0cm" fo:margin-bottom="0cm" style:contextual-spacing="false" fo:text-indent="0cm" style:auto-text-indent="false" fo:padding="0cm" fo:border="none"/>
    </style:style>
    <style:style style:name="T1" style:family="text">
      <style:text-properties fo:background-color="transparent" loext:char-shading-value="0" loext:padding="0.049cm" loext:border="0.06pt solid #000000"/>
    </style:style>
    <style:style style:name="T2" style:family="text">
      <style:text-properties loext:padding="0cm" loext:border="none"/>
    </style:style>
    <style:style style:name="T3" style:family="text">
      <style:text-properties loext:padding-left="0cm" loext:padding-right="0cm" loext:padding-top="0cm" loext:padding-bottom="0.049cm" loext:border-left="none" loext:border-right="none" loext:border-top="none" loext:border-bottom="1.5pt solid #000000"/>
    </style:style>
    <style:style style:name="T4" style:family="text">
      <style:text-properties style:text-line-through-style="none" style:text-line-through-type="none" style:font-name="var cib-font-text" style:text-underline-style="none" style:text-blinking="false" loext:padding-left="0.212cm" loext:padding-right="0cm" loext:padding-top="0.049cm" loext:padding-bottom="0.049cm" loext:border-left="0.06pt solid #000000" loext:border-right="none" loext:border-top="0.06pt solid #000000" loext:border-bottom="0.06pt solid #000000"/>
    </style:style>
    <style:style style:name="T5" style:family="text">
      <style:text-properties style:text-line-through-style="none" style:text-line-through-type="none" style:font-name="var cib-font-text" style:text-underline-style="none" style:text-blinking="false" loext:padding="0cm" loext:border="none"/>
    </style:style>
    <style:style style:name="T6" style:family="text">
      <style:text-properties fo:font-weight="bold" loext:padding-left="0.106cm" loext:padding-right="0cm" loext:padding-top="0.049cm" loext:padding-bottom="0.049cm" loext:border-left="0.06pt solid #000000" loext:border-right="none" loext:border-top="0.06pt solid #000000" loext:border-bottom="0.06pt solid #000000"/>
    </style:style>
    <style:style style:name="T7" style:family="text">
      <style:text-properties fo:font-size="9pt" fo:font-weight="bold" loext:padding="0cm" loext:border="none"/>
    </style:style>
    <style:style style:name="T8" style:family="text">
      <style:text-properties fo:font-size="9pt" loext:padding="0cm" loext:border="none"/>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2">Danke. Wenn ich etwas im Bcc32 compiliert habe und zu dieser Anwendung ein Button nun erstelle welcher eine Anwendung, welche separat mit CLang compiliert wurde, startet. Ist dies Möglich, weil somit somit auch &lt;threads&gt; der STL unterstützt würde. Das Problem Bcc32 kennt nur minimal Dinge aus C++11, so aber nicht &lt;threads&gt; unter anderem.</text:span></text:p>
      <text:p text:style-name="P12">Copilot</text:p>
      <text:p text:style-name="Text_20_body"><text:span text:style-name="Strong_20_Emphasis"><text:span text:style-name="T7">das web</text:span></text:span><text:span text:style-name="T8">wird verwendet</text:span></text:p>
      <text:p text:style-name="P16"><text:span text:style-name="T2">Ja, das ist möglich. </text:span><text:a xlink:type="simple" xlink:href="https://stackoverflow.com/questions/37783349/difference-between-bcc32-and-bcc32c-object-lifetime" office:target-frame-name="_blank" xlink:show="new" text:style-name="Internet_20_link" text:visited-style-name="Visited_20_Internet_20_Link"><text:span text:style-name="T3">Sie können eine Anwendung, die mit dem </text:span><text:span text:style-name="Strong_20_Emphasis"><text:span text:style-name="T3">BCC32-Compiler</text:span></text:span><text:span text:style-name="T3"> erstellt wurde, so konfigurieren, dass sie eine andere Anwendung startet, die mit dem </text:span><text:span text:style-name="Strong_20_Emphasis"><text:span text:style-name="T3">CLang-Compiler</text:span></text:span><text:span text:style-name="T3"> erstellt wurde</text:span><text:span text:style-name="T1">1</text:span></text:a><text:a xlink:type="simple" xlink:href="https://stackoverflow.com/questions/47052995/c-function-crashes-when-isung-bcc32-but-works-with-bcc32c" office:target-frame-name="_blank" xlink:show="new" text:style-name="Internet_20_link" text:visited-style-name="Visited_20_Internet_20_Link"><text:span text:style-name="T1">2</text:span></text:a><text:span text:style-name="T2">.</text:span></text:p>
      <text:p text:style-name="P16"><text:a xlink:type="simple" xlink:href="https://stackoverflow.com/questions/37783349/difference-between-bcc32-and-bcc32c-object-lifetime" office:target-frame-name="_blank" xlink:show="new" text:style-name="Internet_20_link" text:visited-style-name="Visited_20_Internet_20_Link"><text:span text:style-name="T3">In Bezug auf die Unterstützung von </text:span><text:span text:style-name="Source_20_Text"><text:span text:style-name="T6">&lt;threads&gt;</text:span></text:span><text:span text:style-name="T3"> und anderen C++11-Funktionen, der </text:span><text:span text:style-name="Strong_20_Emphasis"><text:span text:style-name="T3">BCC32-Compiler</text:span></text:span><text:span text:style-name="T3"> ist ein “klassischer” Compiler und unterstützt nur einen Teil der C++11-Spezifikation</text:span></text:a><text:a xlink:type="simple" xlink:href="https://docwiki.embarcadero.com/RADStudio/Sydney/en/BCC32C" office:target-frame-name="_blank" xlink:show="new" text:style-name="Internet_20_link" text:visited-style-name="Visited_20_Internet_20_Link"><text:span text:style-name="T1">3</text:span></text:a><text:span text:style-name="T2">. </text:span><text:a xlink:type="simple" xlink:href="https://stackoverflow.com/questions/37783349/difference-between-bcc32-and-bcc32c-object-lifetime" office:target-frame-name="_blank" xlink:show="new" text:style-name="Internet_20_link" text:visited-style-name="Visited_20_Internet_20_Link"><text:span text:style-name="T3">Der </text:span><text:span text:style-name="Strong_20_Emphasis"><text:span text:style-name="T3">CLang-Compiler</text:span></text:span><text:span text:style-name="T3"> (BCC32C oder BCC32X in RAD Studio) hingegen ist ein moderner Compiler, der die volle C++11-Spezifikation und darüber hinaus unterstützt</text:span></text:a><text:a xlink:type="simple" xlink:href="https://docwiki.embarcadero.com/RADStudio/Sydney/en/BCC32C" office:target-frame-name="_blank" xlink:show="new" text:style-name="Internet_20_link" text:visited-style-name="Visited_20_Internet_20_Link"><text:span text:style-name="T1">3</text:span></text:a><text:a xlink:type="simple" xlink:href="https://blogs.embarcadero.com/new-in-c-builder-10-2-3-a-new-win32-compiler-front-end-bcc32x/" office:target-frame-name="_blank" xlink:show="new" text:style-name="Internet_20_link" text:visited-style-name="Visited_20_Internet_20_Link"><text:span text:style-name="T1">4</text:span></text:a><text:span text:style-name="T2">.</text:span></text:p>
      <text:p text:style-name="P16"><text:a xlink:type="simple" xlink:href="https://stackoverflow.com/questions/37783349/difference-between-bcc32-and-bcc32c-object-lifetime" office:target-frame-name="_blank" xlink:show="new" text:style-name="Internet_20_link" text:visited-style-name="Visited_20_Internet_20_Link"><text:span text:style-name="T3">Um den CLang-Compiler für ein spezifisches Projekt zu aktivieren, wählen Sie im RAD Studio </text:span><text:span text:style-name="Source_20_Text"><text:span text:style-name="T6">Projekt &gt; Optionen &gt; C++ Compiler</text:span></text:span><text:span text:style-name="T3"> und deaktivieren Sie die Option </text:span><text:span text:style-name="Source_20_Text"><text:span text:style-name="T6">Verwenden Sie den 'klassischen' Borland-Compiler</text:span></text:span></text:a><text:a xlink:type="simple" xlink:href="https://docwiki.embarcadero.com/RADStudio/Sydney/en/Win32_Clang-enhanced_Compilers" office:target-frame-name="_blank" xlink:show="new" text:style-name="Internet_20_link" text:visited-style-name="Visited_20_Internet_20_Link"><text:span text:style-name="T1">5</text:span></text:a><text:span text:style-name="T2">.</text:span></text:p>
      <text:p text:style-name="P7">Hier ist ein einfaches Beispiel, wie Sie eine externe Anwendung aus einer C+±Anwendung heraus starten können:</text:p>
      <text:p text:style-name="P2"><text:span text:style-name="Source_20_Text"><text:span text:style-name="T2">#include &lt;cstdlib&gt;</text:span></text:span></text:p>
      <text:p text:style-name="P3"/>
      <text:p text:style-name="P3"><text:span text:style-name="Source_20_Text"><text:span text:style-name="T2">int main() {</text:span></text:span></text:p>
      <text:p text:style-name="P3"><text:span text:style-name="Source_20_Text"><text:span text:style-name="T2"><text:s text:c="4"/>std::system("PfadZurClangAnwendung");</text:span></text:span></text:p>
      <text:p text:style-name="P3"><text:span text:style-name="Source_20_Text"><text:span text:style-name="T2"><text:s text:c="4"/>return 0;</text:span></text:span></text:p>
      <text:p text:style-name="P3"><text:span text:style-name="Source_20_Text"><text:span text:style-name="T2">}</text:span></text:span></text:p>
      <text:p text:style-name="P16"><text:span text:style-name="T2">In diesem Code ersetzen Sie </text:span><text:span text:style-name="Source_20_Text"><text:span text:style-name="T6">PfadZurClangAnwendung</text:span></text:span><text:span text:style-name="T2"> durch den Pfad zur ausführbaren Datei, die Sie starten möchten. Die Funktion </text:span><text:span text:style-name="Source_20_Text"><text:span text:style-name="T6">std::system</text:span></text:span><text:span text:style-name="T2"> führt den angegebenen Befehl aus, in diesem Fall startet es die angegebene Anwendung.</text:span></text:p>
      <text:p text:style-name="P7">Bitte beachten Sie, dass dieser Code nur ein einfaches Beispiel ist und möglicherweise angepasst werden muss, um Ihren spezifischen Anforderungen gerecht zu werden. Es ist immer eine gute Idee, die neueste Dokumentation von C++ Builder zu konsultieren und möglicherweise einen Datenexperten oder Entwickler um Hilfe zu bitten. Ich hoffe, das hilft! 😊</text:p>
      <text:h text:style-name="P1" text:outline-level="6"><text:bookmark text:name="learn-more-header Kopie 6"/>Weitere Informationen</text:h>
      <text:p text:style-name="P11"><text:a xlink:type="simple" xlink:href="https://stackoverflow.com/questions/37783349/difference-between-bcc32-and-bcc32c-object-lifetime" office:target-frame-name="_blank" xlink:show="new" text:style-name="Internet_20_link" text:visited-style-name="Visited_20_Internet_20_Link"><text:span text:style-name="T5">1</text:span><text:span text:style-name="T4"><draw:a xlink:type="simple" xlink:href="https://stackoverflow.com/questions/37783349/difference-between-bcc32-and-bcc32c-object-lifetime" office:target-frame-name="_blank" xlink:show="new"><draw:frame draw:style-name="fr1" draw:name="Bild25" text:anchor-type="as-char" svg:width="0.37cm" svg:height="0.37cm" draw:z-index="0"><draw:image xlink:href="blob:https://edgeservices.bing.com/31a423b8-7721-47f1-9887-0a828771edad" xlink:type="simple" xlink:show="embed" xlink:actuate="onLoad"/></draw:frame></draw:a></text:span><text:span text:style-name="T5">stackoverflow.com</text:span></text:a><text:a xlink:type="simple" xlink:href="https://stackoverflow.com/questions/47052995/c-function-crashes-when-isung-bcc32-but-works-with-bcc32c" office:target-frame-name="_blank" xlink:show="new" text:style-name="Internet_20_link" text:visited-style-name="Visited_20_Internet_20_Link">2<text:span text:style-name="T4"><draw:a xlink:type="simple" xlink:href="https://stackoverflow.com/questions/47052995/c-function-crashes-when-isung-bcc32-but-works-with-bcc32c" office:target-frame-name="_blank" xlink:show="new"><draw:frame draw:style-name="fr1" draw:name="Bild26" text:anchor-type="as-char" svg:width="0.37cm" svg:height="0.37cm" draw:z-index="1"><draw:image xlink:href="blob:https://edgeservices.bing.com/31a423b8-7721-47f1-9887-0a828771edad" xlink:type="simple" xlink:show="embed" xlink:actuate="onLoad"/></draw:frame></draw:a></text:span><text:span text:style-name="T5">stackoverflow.com</text:span></text:a><text:a xlink:type="simple" xlink:href="https://docwiki.embarcadero.com/RADStudio/Sydney/en/BCC32C" office:target-frame-name="_blank" xlink:show="new" text:style-name="Internet_20_link" text:visited-style-name="Visited_20_Internet_20_Link">3<text:span text:style-name="T4"><draw:a xlink:type="simple" xlink:href="https://docwiki.embarcadero.com/RADStudio/Sydney/en/BCC32C" office:target-frame-name="_blank" xlink:show="new"><draw:frame draw:style-name="fr1" draw:name="Bild27" text:anchor-type="as-char" svg:width="0.37cm" svg:height="0.37cm" draw:z-index="2"><draw:image xlink:href="blob:https://edgeservices.bing.com/35d2aa78-258e-4b30-aab5-568fe3c0db08" xlink:type="simple" xlink:show="embed" xlink:actuate="onLoad"/></draw:frame></draw:a></text:span><text:span text:style-name="T5">docwiki.embarcadero.com</text:span></text:a><text:a xlink:type="simple" xlink:href="https://blogs.embarcadero.com/new-in-c-builder-10-2-3-a-new-win32-compiler-front-end-bcc32x/" office:target-frame-name="_blank" xlink:show="new" text:style-name="Internet_20_link" text:visited-style-name="Visited_20_Internet_20_Link">4<text:span text:style-name="T4"><draw:a xlink:type="simple" xlink:href="https://blogs.embarcadero.com/new-in-c-builder-10-2-3-a-new-win32-compiler-front-end-bcc32x/" office:target-frame-name="_blank" xlink:show="new"><draw:frame draw:style-name="fr1" draw:name="Bild28" text:anchor-type="as-char" svg:width="0.37cm" svg:height="0.37cm" draw:z-index="3"><draw:image xlink:href="blob:https://edgeservices.bing.com/14cb2718-249b-47cd-ae30-b4dd0b05c153" xlink:type="simple" xlink:show="embed" xlink:actuate="onLoad"/></draw:frame></draw:a></text:span><text:span text:style-name="T5">blogs.embarcadero.com</text:span></text:a><text:a xlink:type="simple" xlink:href="https://docwiki.embarcadero.com/RADStudio/Sydney/en/Win32_Clang-enhanced_Compilers" office:target-frame-name="_blank" xlink:show="new" text:style-name="Internet_20_link" text:visited-style-name="Visited_20_Internet_20_Link">5<text:span text:style-name="T4"><draw:a xlink:type="simple" xlink:href="https://docwiki.embarcadero.com/RADStudio/Sydney/en/Win32_Clang-enhanced_Compilers" office:target-frame-name="_blank" xlink:show="new"><draw:frame draw:style-name="fr1" draw:name="Bild29" text:anchor-type="as-char" svg:width="0.37cm" svg:height="0.37cm" draw:z-index="4"><draw:image xlink:href="blob:https://edgeservices.bing.com/35d2aa78-258e-4b30-aab5-568fe3c0db08" xlink:type="simple" xlink:show="embed" xlink:actuate="onLoad"/></draw:frame></draw:a></text:span><text:span text:style-name="T5">docwiki.embarcadero.com</text:span></text:a>+3 mehr</text:p>
      <text:p text:style-name="P12">Sie</text:p>
      <text:p text:style-name="P8">Kann ich nach Beendigung der CLang-Anwendung zur vorherigen Bcc32-Anwendung zurück kehren?</text:p>
      <text:p text:style-name="P12">Copilot</text:p>
      <text:p text:style-name="Text_20_body"><text:span text:style-name="Strong_20_Emphasis"><text:span text:style-name="T7">das web</text:span></text:span><text:span text:style-name="T8">wird verwendet</text:span></text:p>
      <text:p text:style-name="P6"><text:soft-page-break/>Ja, das ist möglich. Wenn Sie eine externe Anwendung aus Ihrer Hauptanwendung heraus starten, wird diese in einem neuen Prozess ausgeführt. Das bedeutet, dass Ihre Hauptanwendung weiterhin ausgeführt wird, während die externe Anwendung läuft.</text:p>
      <text:p text:style-name="P7">Wenn die externe Anwendung beendet wird, bleibt Ihre Hauptanwendung aktiv und kann weiterhin verwendet werden. Sie müssen nichts Besonderes tun, um “zurückzukehren” zu Ihrer Hauptanwendung, da sie nie wirklich verlassen wurde.</text:p>
      <text:p text:style-name="P7">Es ist jedoch wichtig zu beachten, dass die genaue Funktionsweise davon abhängen kann, wie Sie Ihre Anwendungen strukturieren und wie Sie die externe Anwendung starten. In einigen Fällen möchten Sie vielleicht, dass Ihre Hauptanwendung auf das Beenden der externen Anwendung wartet, bevor sie fortfährt. Dies kann erreicht werden, indem Sie die externe Anwendung synchron statt asynchron starten.</text:p>
      <text:p text:style-name="P7">Ich hoffe, das hilft! 😊</text:p>
      <text:p text:style-name="P12">Sie</text:p>
      <text:p text:style-name="P8">Danke könnte ich auch im RAD Studio erreichen das ein Teil eines Programms in Bcc32 und der Teil welcher über den Button "Meine CLang-Anwendung" mit dem CLang kompiliert würde ?. Also so dass die CL-Anwendung auch als Quellcode vorliegt und gemeinsam mit dem BCC32-Anwendungsteil kompiliert würde?</text:p>
      <text:p text:style-name="P12">Copilot</text:p>
      <text:p text:style-name="Text_20_body"><text:span text:style-name="Strong_20_Emphasis"><text:span text:style-name="T7">das web</text:span></text:span><text:span text:style-name="T8">wird verwendet</text:span></text:p>
      <text:p text:style-name="P16"><text:span text:style-name="T2">Ja, das ist möglich, aber es erfordert einige zusätzliche Schritte. </text:span><text:a xlink:type="simple" xlink:href="https://docwiki.embarcadero.com/RADStudio/Sydney/en/BCC32" office:target-frame-name="_blank" xlink:show="new" text:style-name="Internet_20_link" text:visited-style-name="Visited_20_Internet_20_Link"><text:span text:style-name="T3">In </text:span><text:span text:style-name="Strong_20_Emphasis"><text:span text:style-name="T3">RAD Studio</text:span></text:span><text:span text:style-name="T3"> können Sie für jedes Projekt auswählen, welchen Compiler Sie verwenden möchten</text:span><text:span text:style-name="T1">1</text:span></text:a><text:a xlink:type="simple" xlink:href="https://docwiki.embarcadero.com/RADStudio/Sydney/en/BCC32C" office:target-frame-name="_blank" xlink:show="new" text:style-name="Internet_20_link" text:visited-style-name="Visited_20_Internet_20_Link"><text:span text:style-name="T1">2</text:span></text:a><text:span text:style-name="T2">. </text:span><text:a xlink:type="simple" xlink:href="https://docwiki.embarcadero.com/RADStudio/Sydney/en/BCC32" office:target-frame-name="_blank" xlink:show="new" text:style-name="Internet_20_link" text:visited-style-name="Visited_20_Internet_20_Link"><text:span text:style-name="T3">Sie können also ein Projekt mit dem </text:span><text:span text:style-name="Strong_20_Emphasis"><text:span text:style-name="T3">BCC32-Compiler</text:span></text:span><text:span text:style-name="T3"> erstellen und ein anderes Projekt mit dem </text:span><text:span text:style-name="Strong_20_Emphasis"><text:span text:style-name="T3">CLang-Compiler</text:span></text:span><text:span text:style-name="T3"> (BCC32C oder BCC32X in RAD Studio)</text:span><text:span text:style-name="T1">1</text:span></text:a><text:a xlink:type="simple" xlink:href="https://docwiki.embarcadero.com/RADStudio/Sydney/en/BCC32C" office:target-frame-name="_blank" xlink:show="new" text:style-name="Internet_20_link" text:visited-style-name="Visited_20_Internet_20_Link"><text:span text:style-name="T1">2</text:span></text:a><text:span text:style-name="T2">.</text:span></text:p>
      <text:p text:style-name="P16"><text:a xlink:type="simple" xlink:href="https://docwiki.embarcadero.com/RADStudio/Sydney/en/BCC32" office:target-frame-name="_blank" xlink:show="new" text:style-name="Internet_20_link" text:visited-style-name="Visited_20_Internet_20_Link"><text:span text:style-name="T3">Um den CLang-Compiler für ein spezifisches Projekt zu aktivieren, wählen Sie im RAD Studio </text:span><text:span text:style-name="Source_20_Text"><text:span text:style-name="T6">Projekt &gt; Optionen &gt; C++ Compiler</text:span></text:span><text:span text:style-name="T3"> und deaktivieren Sie die Option </text:span><text:span text:style-name="Source_20_Text"><text:span text:style-name="T6">Verwenden Sie den 'klassischen' Borland-Compiler</text:span></text:span></text:a><text:a xlink:type="simple" xlink:href="https://docwiki.embarcadero.com/RADStudio/Sydney/en/BCC32C" office:target-frame-name="_blank" xlink:show="new" text:style-name="Internet_20_link" text:visited-style-name="Visited_20_Internet_20_Link"><text:span text:style-name="T1">2</text:span></text:a><text:span text:style-name="T2">.</text:span></text:p>
      <text:p text:style-name="P7">Sie können dann einen Button in Ihrer BCC32-Anwendung erstellen, der die CLang-Anwendung startet, wie ich in meiner vorherigen Nachricht beschrieben habe.</text:p>
      <text:p text:style-name="P7">Bitte beachten Sie, dass diese Methode bedeutet, dass Sie zwei separate ausführbare Dateien haben werden - eine für die BCC32-Anwendung und eine für die CLang-Anwendung. Wenn Sie möchten, dass beide Teile Ihrer Anwendung in einer einzigen ausführbaren Datei zusammengefasst sind, müssen Sie möglicherweise eine andere Methode verwenden, wie z.B. die Verwendung von dynamischen Bibliotheken (DLLs).</text:p>
      <text:p text:style-name="P7">Ich hoffe, das hilft! 😊</text:p>
      <text:h text:style-name="P1" text:outline-level="6"><text:bookmark text:name="learn-more-header Kopie 7"/>Weitere Informationen</text:h>
      <text:p text:style-name="P11"><text:a xlink:type="simple" xlink:href="https://docwiki.embarcadero.com/RADStudio/Sydney/en/BCC32" office:target-frame-name="_blank" xlink:show="new" text:style-name="Internet_20_link" text:visited-style-name="Visited_20_Internet_20_Link"><text:span text:style-name="T5">1</text:span><text:span text:style-name="T4"><draw:a xlink:type="simple" xlink:href="https://docwiki.embarcadero.com/RADStudio/Sydney/en/BCC32" office:target-frame-name="_blank" xlink:show="new"><draw:frame draw:style-name="fr1" draw:name="Bild30" text:anchor-type="as-char" svg:width="0.37cm" svg:height="0.37cm" draw:z-index="5"><draw:image xlink:href="blob:https://edgeservices.bing.com/35d2aa78-258e-4b30-aab5-568fe3c0db08" xlink:type="simple" xlink:show="embed" xlink:actuate="onLoad"/></draw:frame></draw:a></text:span><text:span text:style-name="T5">docwiki.embarcadero.com</text:span></text:a><text:a xlink:type="simple" xlink:href="https://docwiki.embarcadero.com/RADStudio/Sydney/en/BCC32C" office:target-frame-name="_blank" xlink:show="new" text:style-name="Internet_20_link" text:visited-style-name="Visited_20_Internet_20_Link">2<text:span text:style-name="T4"><draw:a xlink:type="simple" xlink:href="https://docwiki.embarcadero.com/RADStudio/Sydney/en/BCC32C" office:target-frame-name="_blank" xlink:show="new"><draw:frame draw:style-name="fr1" draw:name="Bild31" text:anchor-type="as-char" svg:width="0.37cm" svg:height="0.37cm" draw:z-index="6"><draw:image xlink:href="blob:https://edgeservices.bing.com/35d2aa78-258e-4b30-aab5-568fe3c0db08" xlink:type="simple" xlink:show="embed" xlink:actuate="onLoad"/></draw:frame></draw:a></text:span><text:span text:style-name="T5">docwiki.embarcadero.com</text:span></text:a><text:a xlink:type="simple" xlink:href="https://docwiki.embarcadero.com/RADStudio/Sydney/en/Command-Line_Interfaces_of_C%2B%2B_Compilers" office:target-frame-name="_blank" xlink:show="new" text:style-name="Internet_20_link" text:visited-style-name="Visited_20_Internet_20_Link">3<text:span text:style-name="T4"><draw:a xlink:type="simple" xlink:href="https://docwiki.embarcadero.com/RADStudio/Sydney/en/Command-Line_Interfaces_of_C%2B%2B_Compilers" office:target-frame-name="_blank" xlink:show="new"><draw:frame draw:style-name="fr1" draw:name="Bild32" text:anchor-type="as-char" svg:width="0.37cm" svg:height="0.37cm" draw:z-index="7"><draw:image xlink:href="blob:https://edgeservices.bing.com/35d2aa78-258e-4b30-aab5-568fe3c0db08" xlink:type="simple" xlink:show="embed" xlink:actuate="onLoad"/></draw:frame></draw:a></text:span><text:span text:style-name="T5">docwiki.embarcadero.com</text:span></text:a><text:a xlink:type="simple" xlink:href="https://docwiki.embarcadero.com/RADStudio/Sydney/en/Win32_Clang-enhanced_Compilers" office:target-frame-name="_blank" xlink:show="new" text:style-name="Internet_20_link" text:visited-style-name="Visited_20_Internet_20_Link">4<text:span text:style-name="T4"><draw:a xlink:type="simple" xlink:href="https://docwiki.embarcadero.com/RADStudio/Sydney/en/Win32_Clang-enhanced_Compilers" office:target-frame-name="_blank" xlink:show="new"><draw:frame draw:style-name="fr1" draw:name="Bild33" text:anchor-type="as-char" svg:width="0.37cm" svg:height="0.37cm" draw:z-index="8"><draw:image xlink:href="blob:https://edgeservices.bing.com/35d2aa78-258e-4b30-aab5-568fe3c0db08" xlink:type="simple" xlink:show="embed" xlink:actuate="onLoad"/></draw:frame></draw:a></text:span><text:span text:style-name="T5">docwiki.embarcadero.com</text:span></text:a>+2 mehr</text:p>
      <text:p text:style-name="P12">Sie</text:p>
      <text:p text:style-name="P8"><text:soft-page-break/>Ja daran habe ich auch gedacht; kann ich eine DLL schreiben in CLang und diese in einer BCC32-Anwendung ohne Problem nutzen ?</text:p>
      <text:p text:style-name="P12">Copilot</text:p>
      <text:p text:style-name="Text_20_body"><text:span text:style-name="Strong_20_Emphasis"><text:span text:style-name="T7">das web</text:span></text:span><text:span text:style-name="T8">wird verwendet</text:span></text:p>
      <text:p text:style-name="P16"><text:a xlink:type="simple" xlink:href="https://docwiki.embarcadero.com/RADStudio/Sydney/en/Packaging_Components_Or_Libraries_Written_In_Classic_and_Clang_C%2B%2B_Win_32_Compilers" office:target-frame-name="_blank" xlink:show="new" text:style-name="Internet_20_link" text:visited-style-name="Visited_20_Internet_20_Link"><text:span text:style-name="T3">Es ist wichtig zu beachten, dass Objekte, die mit den beiden Win32-Compilern, Classic (bcc32) und Clang-enhanced (bcc32c/x), erstellt wurden, nicht kompatibel sind</text:span><text:span text:style-name="T1">1</text:span></text:a><text:span text:style-name="T2">. </text:span><text:a xlink:type="simple" xlink:href="https://docwiki.embarcadero.com/RADStudio/Sydney/en/Packaging_Components_Or_Libraries_Written_In_Classic_and_Clang_C%2B%2B_Win_32_Compilers" office:target-frame-name="_blank" xlink:show="new" text:style-name="Internet_20_link" text:visited-style-name="Visited_20_Internet_20_Link"><text:span text:style-name="T3">Sie sind binär inkompatibel</text:span><text:span text:style-name="T1">1</text:span></text:a><text:span text:style-name="T2">. </text:span><text:a xlink:type="simple" xlink:href="https://docwiki.embarcadero.com/RADStudio/Sydney/en/Packaging_Components_Or_Libraries_Written_In_Classic_and_Clang_C%2B%2B_Win_32_Compilers" office:target-frame-name="_blank" xlink:show="new" text:style-name="Internet_20_link" text:visited-style-name="Visited_20_Internet_20_Link"><text:span text:style-name="T3">Der Versuch, Binärdateien oder Objekte, wie eine ausführbare Datei und eine statische Bibliothek, die mit verschiedenen Compilern erstellt wurden, zusammen zu verlinken, kann zu einer Reihe von Fehlern führen, entweder zur Link-Zeit oder zur Laufzeit</text:span><text:span text:style-name="T1">1</text:span></text:a><text:span text:style-name="T2">.</text:span></text:p>
      <text:p text:style-name="P7">Das bedeutet, dass eine DLL, die mit dem CLang-Compiler erstellt wurde, möglicherweise nicht korrekt mit einer Anwendung funktioniert, die mit dem BCC32-Compiler erstellt wurde. Es könnte möglich sein, eine solche DLL zu verwenden, wenn sie nur C-Funktionen exportiert und keine C+±Klassen oder -Funktionen, da die C-Binärschnittstelle (ABI) zwischen den Compilern kompatibel sein sollte. Aber selbst in diesem Fall könnten Probleme auftreten, und es wäre ratsam, gründliche Tests durchzuführen.</text:p>
      <text:p text:style-name="P16"><text:a xlink:type="simple" xlink:href="https://docwiki.embarcadero.com/RADStudio/Sydney/en/BCC32" office:target-frame-name="_blank" xlink:show="new" text:style-name="Internet_20_link" text:visited-style-name="Visited_20_Internet_20_Link"><text:span text:style-name="T3">Eine alternative Lösung könnte darin bestehen, Ihre gesamte Anwendung mit dem CLang-Compiler zu kompilieren, der vollständige Unterstützung für moderne C+±Features bietet, einschließlich </text:span><text:span text:style-name="Source_20_Text"><text:span text:style-name="T6">&lt;threads&gt;</text:span></text:span><text:span text:style-name="T1">2</text:span></text:a><text:a xlink:type="simple" xlink:href="https://docwiki.embarcadero.com/RADStudio/Sydney/en/BCC32C" office:target-frame-name="_blank" xlink:show="new" text:style-name="Internet_20_link" text:visited-style-name="Visited_20_Internet_20_Link"><text:span text:style-name="T1">3</text:span></text:a><text:span text:style-name="T2">.</text:span></text:p>
      <text:p text:style-name="P7">Ich hoffe, das hilft! 😊</text:p>
      <text:h text:style-name="P1" text:outline-level="6"><text:bookmark text:name="learn-more-header Kopie 8"/>Weitere Informationen</text:h>
      <text:p text:style-name="P11"><text:a xlink:type="simple" xlink:href="https://docwiki.embarcadero.com/RADStudio/Sydney/en/Packaging_Components_Or_Libraries_Written_In_Classic_and_Clang_C%2B%2B_Win_32_Compilers" office:target-frame-name="_blank" xlink:show="new" text:style-name="Internet_20_link" text:visited-style-name="Visited_20_Internet_20_Link"><text:span text:style-name="T5">1</text:span><text:span text:style-name="T4"><draw:a xlink:type="simple" xlink:href="https://docwiki.embarcadero.com/RADStudio/Sydney/en/Packaging_Components_Or_Libraries_Written_In_Classic_and_Clang_C%2B%2B_Win_32_Compilers" office:target-frame-name="_blank" xlink:show="new"><draw:frame draw:style-name="fr1" draw:name="Bild34" text:anchor-type="as-char" svg:width="0.37cm" svg:height="0.37cm" draw:z-index="9"><draw:image xlink:href="blob:https://edgeservices.bing.com/35d2aa78-258e-4b30-aab5-568fe3c0db08" xlink:type="simple" xlink:show="embed" xlink:actuate="onLoad"/></draw:frame></draw:a></text:span><text:span text:style-name="T5">docwiki.embarcadero.com</text:span></text:a><text:a xlink:type="simple" xlink:href="https://docwiki.embarcadero.com/RADStudio/Sydney/en/BCC32" office:target-frame-name="_blank" xlink:show="new" text:style-name="Internet_20_link" text:visited-style-name="Visited_20_Internet_20_Link">2<text:span text:style-name="T4"><draw:a xlink:type="simple" xlink:href="https://docwiki.embarcadero.com/RADStudio/Sydney/en/BCC32" office:target-frame-name="_blank" xlink:show="new"><draw:frame draw:style-name="fr1" draw:name="Bild35" text:anchor-type="as-char" svg:width="0.37cm" svg:height="0.37cm" draw:z-index="10"><draw:image xlink:href="blob:https://edgeservices.bing.com/35d2aa78-258e-4b30-aab5-568fe3c0db08" xlink:type="simple" xlink:show="embed" xlink:actuate="onLoad"/></draw:frame></draw:a></text:span><text:span text:style-name="T5">docwiki.embarcadero.com</text:span></text:a><text:a xlink:type="simple" xlink:href="https://docwiki.embarcadero.com/RADStudio/Sydney/en/BCC32C" office:target-frame-name="_blank" xlink:show="new" text:style-name="Internet_20_link" text:visited-style-name="Visited_20_Internet_20_Link">3<text:span text:style-name="T4"><draw:a xlink:type="simple" xlink:href="https://docwiki.embarcadero.com/RADStudio/Sydney/en/BCC32C" office:target-frame-name="_blank" xlink:show="new"><draw:frame draw:style-name="fr1" draw:name="Bild36" text:anchor-type="as-char" svg:width="0.37cm" svg:height="0.37cm" draw:z-index="11"><draw:image xlink:href="blob:https://edgeservices.bing.com/35d2aa78-258e-4b30-aab5-568fe3c0db08" xlink:type="simple" xlink:show="embed" xlink:actuate="onLoad"/></draw:frame></draw:a></text:span><text:span text:style-name="T5">docwiki.embarcadero.com</text:span></text:a><text:a xlink:type="simple" xlink:href="https://stackoverflow.com/questions/47052995/c-function-crashes-when-isung-bcc32-but-works-with-bcc32c" office:target-frame-name="_blank" xlink:show="new" text:style-name="Internet_20_link" text:visited-style-name="Visited_20_Internet_20_Link">4<text:span text:style-name="T4"><draw:a xlink:type="simple" xlink:href="https://stackoverflow.com/questions/47052995/c-function-crashes-when-isung-bcc32-but-works-with-bcc32c" office:target-frame-name="_blank" xlink:show="new"><draw:frame draw:style-name="fr1" draw:name="Bild37" text:anchor-type="as-char" svg:width="0.37cm" svg:height="0.37cm" draw:z-index="12"><draw:image xlink:href="blob:https://edgeservices.bing.com/31a423b8-7721-47f1-9887-0a828771edad" xlink:type="simple" xlink:show="embed" xlink:actuate="onLoad"/></draw:frame></draw:a></text:span><text:span text:style-name="T5">stackoverflow.com</text:span></text:a>+2 mehr</text:p>
      <text:p text:style-name="P12">Sie</text:p>
      <text:p text:style-name="P8">"wäre ratsam, gründliche Tests durchzuführen. Eine alternative Lösung könnte darin bestehen, Ihre gesamte Anwendung mit dem CLang-Compiler zu kompilieren, der vollständige Unterstützung für moderne C+±Features bietet, einschließlich &lt;threads&gt;" Das ist mir klar aber es sind extrem viele Fehler dann beim Kompilieren. Es ist ein sehr altes Projekt welches ich Stück für Stück modernisieren werde. Doch zur Zeit kein Zeitrahmen vorhanden. Frage könnte ich Daten beider Anwendungen über eine Datenbank austauschen?</text:p>
      <text:p text:style-name="P12">Copilot</text:p>
      <text:p text:style-name="Text_20_body"><text:span text:style-name="Strong_20_Emphasis"><text:span text:style-name="T7">das web</text:span></text:span><text:span text:style-name="T8">wird verwendet</text:span></text:p>
      <text:p text:style-name="P16"><text:a xlink:type="simple" xlink:href="https://enterprisearchitecture.harvard.edu/data-exchange-mechanisms" office:target-frame-name="_blank" xlink:show="new" text:style-name="Internet_20_link" text:visited-style-name="Visited_20_Internet_20_Link"><text:span text:style-name="T3">Ja, das Austauschen von Daten zwischen zwei Anwendungen über eine Datenbank ist eine gängige Praxis und könnte in Ihrem Fall eine effektive Lösung sein</text:span><text:span text:style-name="T1">1</text:span></text:a><text:a xlink:type="simple" xlink:href="https://tapdata.io/articles/demystifying-database-integration-benefits-best-practices-and-how-it-works/" office:target-frame-name="_blank" xlink:show="new" text:style-name="Internet_20_link" text:visited-style-name="Visited_20_Internet_20_Link"><text:span text:style-name="T1">2</text:span></text:a><text:a xlink:type="simple" xlink:href="https://acho.io/blogs/how-to-share-data-between-two-applications" office:target-frame-name="_blank" xlink:show="new" text:style-name="Internet_20_link" text:visited-style-name="Visited_20_Internet_20_Link"><text:span text:style-name="T1">3</text:span></text:a><text:a xlink:type="simple" xlink:href="https://dba.stackexchange.com/questions/24340/can-i-use-sqlite-to-share-data-among-different-applications" office:target-frame-name="_blank" xlink:show="new" text:style-name="Internet_20_link" text:visited-style-name="Visited_20_Internet_20_Link"><text:span text:style-name="T1">4</text:span></text:a><text:span text:style-name="T2">. Hier sind einige Schritte, die Sie in Betracht ziehen könnten:</text:span></text:p>
      <text:list text:style-name="L7">
        <text:list-item>
          <text:p text:style-name="P21"><text:span text:style-name="Strong_20_Emphasis"><text:span text:style-name="T2">Datenbankauswahl</text:span></text:span><text:span text:style-name="T2">: Wählen Sie eine Datenbank, die von beiden Anwendungen unterstützt wird. </text:span><text:a xlink:type="simple" xlink:href="https://dba.stackexchange.com/questions/24340/can-i-use-sqlite-to-share-data-among-different-applications" office:target-frame-name="_blank" xlink:show="new" text:style-name="Internet_20_link" text:visited-style-name="Visited_20_Internet_20_Link"><text:span text:style-name="T3">SQLite ist ein gutes Beispiel für eine leichtgewichtige, dateibasierte Datenbank, die von vielen Sprachen und Umgebungen unterstützt wird</text:span><text:span text:style-name="T1">4</text:span></text:a><text:span text:style-name="T2">.</text:span></text:p>
        </text:list-item>
        <text:list-item>
          <text:p text:style-name="P20"><text:span text:style-name="Strong_20_Emphasis"><text:span text:style-name="T2">Daten schreiben</text:span></text:span><text:span text:style-name="T2">: Ihre Tableau-Anwendung (oder die Anwendung, die die Daten generiert) würde die Daten in die Datenbank schreiben.</text:span></text:p>
        </text:list-item>
        <text:list-item>
          <text:p text:style-name="P20"><text:soft-page-break/><text:span text:style-name="Strong_20_Emphasis"><text:span text:style-name="T2">Daten lesen</text:span></text:span><text:span text:style-name="T2">: Ihre C+±Anwendung würde die Daten aus der Datenbank lesen. Sie könnten einen Timer verwenden, um regelmäßig zu überprüfen, ob neue Daten verfügbar sind.</text:span></text:p>
        </text:list-item>
        <text:list-item>
          <text:p text:style-name="P20"><text:span text:style-name="Strong_20_Emphasis"><text:span text:style-name="T2">Synchronisation</text:span></text:span><text:span text:style-name="T2">: Sie müssen sicherstellen, dass der Lese-/Schreibprozess auf die Datenbank synchronisiert ist, um Dateninkonsistenzen zu vermeiden.</text:span></text:p>
        </text:list-item>
      </text:list>
      <text:p text:style-name="P7">Bitte beachten Sie, dass diese Methode fortgeschrittene Programmierkenntnisse erfordert und möglicherweise nicht für alle Anwendungsfälle geeignet ist. Es ist immer eine gute Idee, die neueste Dokumentation von C++ Builder und Tableau zu konsultieren und möglicherweise einen Datenexperten oder Entwickler um Hilfe zu bitten. Ich hoffe, das hilft! 😊</text:p>
      <text:h text:style-name="P1" text:outline-level="6"><text:bookmark text:name="learn-more-header Kopie 9"/>Weitere Informationen</text:h>
      <text:p text:style-name="P11"><text:a xlink:type="simple" xlink:href="https://enterprisearchitecture.harvard.edu/data-exchange-mechanisms" office:target-frame-name="_blank" xlink:show="new" text:style-name="Internet_20_link" text:visited-style-name="Visited_20_Internet_20_Link"><text:span text:style-name="T5">1</text:span><text:span text:style-name="T4"><draw:a xlink:type="simple" xlink:href="https://enterprisearchitecture.harvard.edu/data-exchange-mechanisms" office:target-frame-name="_blank" xlink:show="new"><draw:frame draw:style-name="fr1" draw:name="Bild38" text:anchor-type="as-char" svg:width="0.37cm" svg:height="0.37cm" draw:z-index="13"><draw:image xlink:href="blob:https://edgeservices.bing.com/0b3b557c-37ea-4499-93d3-aad90e5bdf7a" xlink:type="simple" xlink:show="embed" xlink:actuate="onLoad"/></draw:frame></draw:a></text:span><text:span text:style-name="T5">enterprisearchitecture.harvard.edu</text:span></text:a><text:a xlink:type="simple" xlink:href="https://tapdata.io/articles/demystifying-database-integration-benefits-best-practices-and-how-it-works/" office:target-frame-name="_blank" xlink:show="new" text:style-name="Internet_20_link" text:visited-style-name="Visited_20_Internet_20_Link">2<text:span text:style-name="T4"><draw:a xlink:type="simple" xlink:href="https://tapdata.io/articles/demystifying-database-integration-benefits-best-practices-and-how-it-works/" office:target-frame-name="_blank" xlink:show="new"><draw:frame draw:style-name="fr1" draw:name="Bild39" text:anchor-type="as-char" svg:width="0.37cm" svg:height="0.37cm" draw:z-index="14"><draw:image xlink:href="blob:https://edgeservices.bing.com/a53a0971-fbd3-42c3-a1d4-0706d262d7a3" xlink:type="simple" xlink:show="embed" xlink:actuate="onLoad"/></draw:frame></draw:a></text:span><text:span text:style-name="T5">tapdata.io</text:span></text:a><text:a xlink:type="simple" xlink:href="https://acho.io/blogs/how-to-share-data-between-two-applications" office:target-frame-name="_blank" xlink:show="new" text:style-name="Internet_20_link" text:visited-style-name="Visited_20_Internet_20_Link">3<text:span text:style-name="T4"><draw:a xlink:type="simple" xlink:href="https://acho.io/blogs/how-to-share-data-between-two-applications" office:target-frame-name="_blank" xlink:show="new"><draw:frame draw:style-name="fr1" draw:name="Bild40" text:anchor-type="as-char" svg:width="0.37cm" svg:height="0.37cm" draw:z-index="15"><draw:image xlink:href="blob:https://edgeservices.bing.com/8fbae519-0642-4b72-95fe-781be91ddf66" xlink:type="simple" xlink:show="embed" xlink:actuate="onLoad"/></draw:frame></draw:a></text:span><text:span text:style-name="T5">acho.io</text:span></text:a><text:a xlink:type="simple" xlink:href="https://dba.stackexchange.com/questions/24340/can-i-use-sqlite-to-share-data-among-different-applications" office:target-frame-name="_blank" xlink:show="new" text:style-name="Internet_20_link" text:visited-style-name="Visited_20_Internet_20_Link">4<text:span text:style-name="T4"><draw:a xlink:type="simple" xlink:href="https://dba.stackexchange.com/questions/24340/can-i-use-sqlite-to-share-data-among-different-applications" office:target-frame-name="_blank" xlink:show="new"><draw:frame draw:style-name="fr1" draw:name="Bild41" text:anchor-type="as-char" svg:width="0.37cm" svg:height="0.37cm" draw:z-index="16"><draw:image xlink:href="blob:https://edgeservices.bing.com/d2307c32-4f4a-4187-9d43-56275e227a53" xlink:type="simple" xlink:show="embed" xlink:actuate="onLoad"/></draw:frame></draw:a></text:span><text:span text:style-name="T5">dba.stackexchange.com</text:span></text:a><text:a xlink:type="simple" xlink:href="https://www.indeed.com/career-advice/career-development/dynamic-data-exchange" office:target-frame-name="_blank" xlink:show="new" text:style-name="Internet_20_link" text:visited-style-name="Visited_20_Internet_20_Link">5<text:span text:style-name="T4"><draw:a xlink:type="simple" xlink:href="https://www.indeed.com/career-advice/career-development/dynamic-data-exchange" office:target-frame-name="_blank" xlink:show="new"><draw:frame draw:style-name="fr1" draw:name="Bild42" text:anchor-type="as-char" svg:width="0.37cm" svg:height="0.37cm" draw:z-index="17"><draw:image xlink:href="blob:https://edgeservices.bing.com/52c04025-f9ac-48d6-bef7-434a0ae13562" xlink:type="simple" xlink:show="embed" xlink:actuate="onLoad"/></draw:frame></draw:a></text:span><text:span text:style-name="T5">indeed.com</text:span></text:a>+2 mehr</text:p>
      <text:p text:style-name="P12">Sie</text:p>
      <text:p text:style-name="P8">OK. Kann ich in C++ die Adresse von jedem Objekt egal ob Funktion, Instanz einer Klassen usw. in einer MSSQL-Datenbank Namens ObjektConnectorBetweenApps schreiben und so zwischen einer BCC32-Anwendung und CLang-Anwendung austauschen. Ist dies eine gute Idee oder hast Du eine bessere?</text:p>
      <text:p text:style-name="P12">Copilot</text:p>
      <text:p text:style-name="Text_20_body"><text:span text:style-name="Strong_20_Emphasis"><text:span text:style-name="T7">das web</text:span></text:span><text:span text:style-name="T8">wird verwendet</text:span></text:p>
      <text:p text:style-name="P4"><text:span text:style-name="T2">Das Speichern von Speicheradressen von Objekten, Funktionen oder Klasseninstanzen in einer Datenbank und das anschließende Abrufen dieser Adressen in einer anderen Anwendung ist in der Regel </text:span><text:span text:style-name="Strong_20_Emphasis"><text:span text:style-name="T2">keine gute Praxis</text:span></text:span><text:span text:style-name="T2"> und kann zu schwerwiegenden Problemen führen.</text:span></text:p>
      <text:p text:style-name="P7">Hier sind einige Gründe, warum dies problematisch ist:</text:p>
      <text:list text:style-name="L8">
        <text:list-item>
          <text:p text:style-name="P22"><text:span text:style-name="Strong_20_Emphasis"><text:span text:style-name="T2">Prozessspeicherisolierung</text:span></text:span><text:span text:style-name="T2">: Jeder Prozess in einem modernen Betriebssystem hat seinen eigenen privaten Adressraum. Eine Speicheradresse, die in einem Prozess gültig ist, ist in einem anderen Prozess nicht unbedingt gültig. Das bedeutet, dass eine Adresse, die Sie in Ihrer BCC32-Anwendung erhalten, in Ihrer CLang-Anwendung wahrscheinlich nicht auf dasselbe Objekt verweist.</text:span></text:p>
        </text:list-item>
        <text:list-item>
          <text:p text:style-name="P22"><text:span text:style-name="Strong_20_Emphasis"><text:span text:style-name="T2">Lebensdauer von Objekten</text:span></text:span><text:span text:style-name="T2">: Selbst innerhalb desselben Prozesses können Objekte verschoben oder gelöscht werden, was dazu führt, dass ihre Adressen ungültig werden. Wenn Sie versuchen, auf eine Adresse zuzugreifen, die nicht mehr gültig ist, kann dies zu undefiniertem Verhalten führen, einschließlich Abstürzen oder Sicherheitslücken.</text:span></text:p>
        </text:list-item>
        <text:list-item>
          <text:p text:style-name="P22"><text:span text:style-name="Strong_20_Emphasis"><text:span text:style-name="T2">Sicherheitsprobleme</text:span></text:span><text:span text:style-name="T2">: Das Speichern von rohen Speicheradressen in einer externen Datenbank kann ein Sicherheitsrisiko darstellen, da es Informationen über die interne Struktur Ihres Programms preisgeben kann.</text:span></text:p>
        </text:list-item>
      </text:list>
      <text:p text:style-name="P7">Eine bessere Lösung könnte darin bestehen, Daten zwischen den beiden Anwendungen über eine gemeinsame Datenbank auszutauschen, wie Sie bereits vorgeschlagen haben. Anstatt Speicheradressen zu speichern, könnten Sie die tatsächlichen Daten speichern, die Sie austauschen möchten. Beide Anwendungen könnten dann auf diese Daten zugreifen und sie nach Bedarf lesen oder schreiben.</text:p>
      <text:p text:style-name="P7">Ich hoffe, das hilft! 😊</text:p>
      <text:p text:style-name="P12">Sie</text:p>
      <text:p text:style-name="P8"><text:soft-page-break/>OK dann sollte ich möglichst einfache Datentypen nur nutzen weil ein Vektor mit Pointern wäre dann nicht möglich. Vektor[0] würde dann den Inhalt eines Pointers auf ein Objekt haben. Dies wäre leider nicht möglich in einer Datenbank zu speichern. Richtig ?</text:p>
      <text:p text:style-name="P12">Copilot</text:p>
      <text:p text:style-name="Text_20_body"><text:span text:style-name="Strong_20_Emphasis"><text:span text:style-name="T7">das web</text:span></text:span><text:span text:style-name="T8">wird verwendet</text:span></text:p>
      <text:p text:style-name="P6">Ja, das ist richtig. In einer Datenbank ist es üblicherweise nicht möglich, komplexe Datentypen wie einen Vektor von Pointern oder ähnliches zu speichern. Stattdessen werden in Datenbanken in der Regel einfache Datentypen wie Zahlen (Integer, Floats), Zeichenketten (Strings) und Datum/Zeitwerte gespeichert.</text:p>
      <text:p text:style-name="P5"><text:span text:style-name="T2">Wenn Sie versuchen, komplexere Datenstrukturen in einer Datenbank zu speichern, müssen Sie diese normalerweise in einen einfacheren Datentyp umwandeln. Dieser Prozess wird oft als </text:span><text:span text:style-name="Strong_20_Emphasis"><text:span text:style-name="T2">Serialisierung</text:span></text:span><text:span text:style-name="T2"> bezeichnet. Nach dem Abrufen der Daten aus der Datenbank müssen Sie sie dann wieder in die ursprüngliche Datenstruktur umwandeln, einen Prozess, der als </text:span><text:span text:style-name="Strong_20_Emphasis"><text:span text:style-name="T2">Deserialisierung</text:span></text:span><text:span text:style-name="T2"> bezeichnet wird.</text:span></text:p>
      <text:p text:style-name="P7">Bitte beachten Sie, dass die Serialisierung und Deserialisierung von Daten zusätzliche Komplexität in Ihre Anwendung einbringen kann und sorgfältig durchgeführt werden muss, um Datenverlust oder -korruption zu vermeiden.</text:p>
      <text:p text:style-name="P7">Ich hoffe, das hilft! 😊</text:p>
      <text:p text:style-name="P12">Sie</text:p>
      <text:p text:style-name="P8">Könnten Sie mir ein Beispiel für die Serialisierung und Deserialisierung von Daten in C++ Builder geben?</text:p>
      <text:p text:style-name="P12">Copilot</text:p>
      <text:p text:style-name="Text_20_body"><text:span text:style-name="Strong_20_Emphasis"><text:span text:style-name="T7">das web</text:span></text:span><text:span text:style-name="T8">wird verwendet</text:span></text:p>
      <text:p text:style-name="P16"><text:span text:style-name="T2">Ja, sicher. Hier ist ein einfaches Beispiel für die Serialisierung und Deserialisierung eines </text:span><text:span text:style-name="Source_20_Text"><text:span text:style-name="T6">std::vector&lt;int&gt;</text:span></text:span><text:span text:style-name="T2"> in C++ unter Verwendung von </text:span><text:span text:style-name="Source_20_Text"><text:span text:style-name="T6">std::stringstream</text:span></text:span><text:span text:style-name="T2">. Beachten Sie bitte, dass dies ein allgemeines C+±Beispiel ist und nicht spezifisch für C++ Builder.</text:span></text:p>
      <text:p text:style-name="P2"><text:span text:style-name="Source_20_Text"><text:span text:style-name="T2">#include &lt;vector&gt;</text:span></text:span></text:p>
      <text:p text:style-name="P3"><text:span text:style-name="Source_20_Text"><text:span text:style-name="T2">#include &lt;sstream&gt;</text:span></text:span></text:p>
      <text:p text:style-name="P3"><text:span text:style-name="Source_20_Text"><text:span text:style-name="T2">#include &lt;iostream&gt;</text:span></text:span></text:p>
      <text:p text:style-name="P3"/>
      <text:p text:style-name="P3"><text:span text:style-name="Source_20_Text"><text:span text:style-name="T2">// Funktion zur Serialisierung eines Vektors</text:span></text:span></text:p>
      <text:p text:style-name="P3"><text:span text:style-name="Source_20_Text"><text:span text:style-name="T2">std::string serialize(const std::vector&lt;int&gt;&amp; vec) {</text:span></text:span></text:p>
      <text:p text:style-name="P3"><text:span text:style-name="Source_20_Text"><text:span text:style-name="T2"><text:s text:c="4"/>std::stringstream ss;</text:span></text:span></text:p>
      <text:p text:style-name="P3"><text:span text:style-name="Source_20_Text"><text:span text:style-name="T2"><text:s text:c="4"/>for (const auto&amp; val : vec) {</text:span></text:span></text:p>
      <text:p text:style-name="P3"><text:span text:style-name="Source_20_Text"><text:span text:style-name="T2"><text:s text:c="8"/>ss &lt;&lt; val &lt;&lt; ' ';</text:span></text:span></text:p>
      <text:p text:style-name="P3"><text:span text:style-name="Source_20_Text"><text:span text:style-name="T2"><text:s text:c="4"/>}</text:span></text:span></text:p>
      <text:p text:style-name="P3"><text:span text:style-name="Source_20_Text"><text:span text:style-name="T2"><text:s text:c="4"/>return ss.str();</text:span></text:span></text:p>
      <text:p text:style-name="P3"><text:span text:style-name="Source_20_Text"><text:span text:style-name="T2">}</text:span></text:span></text:p>
      <text:p text:style-name="P3"/>
      <text:p text:style-name="P3"><text:span text:style-name="Source_20_Text"><text:span text:style-name="T2">// Funktion zur Deserialisierung eines Vektors</text:span></text:span></text:p>
      <text:p text:style-name="P3"><text:span text:style-name="Source_20_Text"><text:span text:style-name="T2">std::vector&lt;int&gt; deserialize(const std::string&amp; str) {</text:span></text:span></text:p>
      <text:p text:style-name="P3"><text:span text:style-name="Source_20_Text"><text:span text:style-name="T2"><text:s text:c="4"/>std::stringstream ss(str);</text:span></text:span></text:p>
      <text:p text:style-name="P3"><text:soft-page-break/><text:span text:style-name="Source_20_Text"><text:span text:style-name="T2"><text:s text:c="4"/>std::vector&lt;int&gt; vec;</text:span></text:span></text:p>
      <text:p text:style-name="P3"><text:span text:style-name="Source_20_Text"><text:span text:style-name="T2"><text:s text:c="4"/>int val;</text:span></text:span></text:p>
      <text:p text:style-name="P3"><text:span text:style-name="Source_20_Text"><text:span text:style-name="T2"><text:s text:c="4"/>while (ss &gt;&gt; val) {</text:span></text:span></text:p>
      <text:p text:style-name="P3"><text:span text:style-name="Source_20_Text"><text:span text:style-name="T2"><text:s text:c="8"/>vec.push_back(val);</text:span></text:span></text:p>
      <text:p text:style-name="P3"><text:span text:style-name="Source_20_Text"><text:span text:style-name="T2"><text:s text:c="4"/>}</text:span></text:span></text:p>
      <text:p text:style-name="P3"><text:span text:style-name="Source_20_Text"><text:span text:style-name="T2"><text:s text:c="4"/>return vec;</text:span></text:span></text:p>
      <text:p text:style-name="P3"><text:span text:style-name="Source_20_Text"><text:span text:style-name="T2">}</text:span></text:span></text:p>
      <text:p text:style-name="P3"/>
      <text:p text:style-name="P3"><text:span text:style-name="Source_20_Text"><text:span text:style-name="T2">int main() {</text:span></text:span></text:p>
      <text:p text:style-name="P3"><text:span text:style-name="Source_20_Text"><text:span text:style-name="T2"><text:s text:c="4"/>std::vector&lt;int&gt; vec = {1, 2, 3, 4, 5};</text:span></text:span></text:p>
      <text:p text:style-name="P3"/>
      <text:p text:style-name="P3"><text:span text:style-name="Source_20_Text"><text:span text:style-name="T2"><text:s text:c="4"/>// Serialisieren Sie den Vektor</text:span></text:span></text:p>
      <text:p text:style-name="P3"><text:span text:style-name="Source_20_Text"><text:span text:style-name="T2"><text:s text:c="4"/>std::string serialized = serialize(vec);</text:span></text:span></text:p>
      <text:p text:style-name="P3"><text:span text:style-name="Source_20_Text"><text:span text:style-name="T2"><text:s text:c="4"/>std::cout &lt;&lt; "Serialisiert: " &lt;&lt; serialized &lt;&lt; std::endl;</text:span></text:span></text:p>
      <text:p text:style-name="P3"/>
      <text:p text:style-name="P3"><text:span text:style-name="Source_20_Text"><text:span text:style-name="T2"><text:s text:c="4"/>// Deserialisieren Sie den Vektor</text:span></text:span></text:p>
      <text:p text:style-name="P3"><text:span text:style-name="Source_20_Text"><text:span text:style-name="T2"><text:s text:c="4"/>std::vector&lt;int&gt; deserialized = deserialize(serialized);</text:span></text:span></text:p>
      <text:p text:style-name="P3"><text:span text:style-name="Source_20_Text"><text:span text:style-name="T2"><text:s text:c="4"/>std::cout &lt;&lt; "Deserialisiert: ";</text:span></text:span></text:p>
      <text:p text:style-name="P3"><text:span text:style-name="Source_20_Text"><text:span text:style-name="T2"><text:s text:c="4"/>for (const auto&amp; val : deserialized) {</text:span></text:span></text:p>
      <text:p text:style-name="P3"><text:span text:style-name="Source_20_Text"><text:span text:style-name="T2"><text:s text:c="8"/>std::cout &lt;&lt; val &lt;&lt; ' ';</text:span></text:span></text:p>
      <text:p text:style-name="P3"><text:span text:style-name="Source_20_Text"><text:span text:style-name="T2"><text:s text:c="4"/>}</text:span></text:span></text:p>
      <text:p text:style-name="P3"><text:span text:style-name="Source_20_Text"><text:span text:style-name="T2"><text:s text:c="4"/>std::cout &lt;&lt; std::endl;</text:span></text:span></text:p>
      <text:p text:style-name="P3"/>
      <text:p text:style-name="P3"><text:span text:style-name="Source_20_Text"><text:span text:style-name="T2"><text:s text:c="4"/>return 0;</text:span></text:span></text:p>
      <text:p text:style-name="P3"><text:span text:style-name="Source_20_Text"><text:span text:style-name="T2">}</text:span></text:span></text:p>
      <text:p text:style-name="P16"><text:span text:style-name="T2">In diesem Code wird ein </text:span><text:span text:style-name="Source_20_Text"><text:span text:style-name="T6">std::vector&lt;int&gt;</text:span></text:span><text:span text:style-name="T2"> erstellt und dann serialisiert, indem jedes Element in einen </text:span><text:span text:style-name="Source_20_Text"><text:span text:style-name="T6">std::stringstream</text:span></text:span><text:span text:style-name="T2"> geschrieben wird. Die serialisierten Daten werden dann als </text:span><text:span text:style-name="Source_20_Text"><text:span text:style-name="T6">std::string</text:span></text:span><text:span text:style-name="T2"> zurückgegeben. Um die Daten zu deserialisieren, wird der </text:span><text:span text:style-name="Source_20_Text"><text:span text:style-name="T6">std::string</text:span></text:span><text:span text:style-name="T2"> in einen </text:span><text:span text:style-name="Source_20_Text"><text:span text:style-name="T6">std::stringstream</text:span></text:span><text:span text:style-name="T2"> eingelesen und dann wird jedes Element einzeln ausgelesen und in einen neuen </text:span><text:span text:style-name="Source_20_Text"><text:span text:style-name="T6">std::vector&lt;int&gt;</text:span></text:span><text:span text:style-name="T2"> eingefügt.</text:span></text:p>
      <text:p text:style-name="P7">Bitte beachten Sie, dass dieser Code nur ein einfaches Beispiel ist und möglicherweise angepasst werden muss, um Ihren spezifischen Anforderungen gerecht zu werden. Es ist immer eine gute Idee, die neueste Dokumentation von C++ Builder zu konsultieren und möglicherweise einen Datenexperten oder Entwickler um Hilfe zu bitten. Ich hoffe, das hilft! 😊</text:p>
      <text:p text:style-name="P12">Sie</text:p>
      <text:p text:style-name="P8">OK. Was wird sonst genutzt um ein neues und sehr altes System im Einklang zu bringen ?</text:p>
      <text:p text:style-name="P12">Copilot</text:p>
      <text:p text:style-name="Text_20_body"><text:span text:style-name="Strong_20_Emphasis"><text:span text:style-name="T7">das web</text:span></text:span><text:span text:style-name="T8">wird verwendet</text:span></text:p>
      <text:p text:style-name="P16"><text:a xlink:type="simple" xlink:href="https://devsquad.com/blog/integrate-legacy-systems/" office:target-frame-name="_blank" xlink:show="new" text:style-name="Internet_20_link" text:visited-style-name="Visited_20_Internet_20_Link"><text:span text:style-name="T3">Es gibt verschiedene Ansätze, um neue und alte Systeme zu integrieren</text:span><text:span text:style-name="T1">1</text:span></text:a><text:a xlink:type="simple" xlink:href="https://acropolium.com/blog/legacy-systems-integration/" office:target-frame-name="_blank" xlink:show="new" text:style-name="Internet_20_link" text:visited-style-name="Visited_20_Internet_20_Link"><text:span text:style-name="T1">2</text:span></text:a><text:a xlink:type="simple" xlink:href="https://www.ripplesolutions.co.uk/resources/how-can-we-integrate-our-existing-systems-with-new-software-or-applications/" office:target-frame-name="_blank" xlink:show="new" text:style-name="Internet_20_link" text:visited-style-name="Visited_20_Internet_20_Link"><text:span text:style-name="T1">3</text:span></text:a><text:span text:style-name="T2">. Hier sind einige gängige Methoden:</text:span></text:p>
      <text:list text:style-name="L9">
        <text:list-item>
          <text:p text:style-name="P23"><text:a xlink:type="simple" xlink:href="https://devsquad.com/blog/integrate-legacy-systems/" office:target-frame-name="_blank" xlink:show="new" text:style-name="Internet_20_link" text:visited-style-name="Visited_20_Internet_20_Link"><text:span text:style-name="Strong_20_Emphasis"><text:span text:style-name="T3">APIs (Application Programming Interfaces)</text:span></text:span><text:span text:style-name="T3">: APIs ermöglichen es verschiedenen Softwareanwendungen, miteinander zu kommunizieren und Daten auszutauschen</text:span><text:span text:style-name="T1">1</text:span></text:a><text:a xlink:type="simple" xlink:href="https://acropolium.com/blog/legacy-systems-integration/" office:target-frame-name="_blank" xlink:show="new" text:style-name="Internet_20_link" text:visited-style-name="Visited_20_Internet_20_Link"><text:span text:style-name="T1">2</text:span></text:a><text:span text:style-name="T2">. </text:span><text:a xlink:type="simple" xlink:href="https://devsquad.com/blog/integrate-legacy-systems/" office:target-frame-name="_blank" xlink:show="new" text:style-name="Internet_20_link" text:visited-style-name="Visited_20_Internet_20_Link"><text:span text:style-name="T3">Sie können </text:span><text:soft-page-break/><text:span text:style-name="T3">APIs verwenden, um Daten zwischen Ihrem alten System und Ihrem neuen System zu übertragen</text:span><text:span text:style-name="T1">1</text:span></text:a><text:a xlink:type="simple" xlink:href="https://acropolium.com/blog/legacy-systems-integration/" office:target-frame-name="_blank" xlink:show="new" text:style-name="Internet_20_link" text:visited-style-name="Visited_20_Internet_20_Link"><text:span text:style-name="T1">2</text:span></text:a><text:span text:style-name="T2">.</text:span></text:p>
        </text:list-item>
        <text:list-item>
          <text:p text:style-name="P23"><text:a xlink:type="simple" xlink:href="https://devsquad.com/blog/integrate-legacy-systems/" office:target-frame-name="_blank" xlink:show="new" text:style-name="Internet_20_link" text:visited-style-name="Visited_20_Internet_20_Link"><text:span text:style-name="Strong_20_Emphasis"><text:span text:style-name="T3">Middleware</text:span></text:span><text:span text:style-name="T3">: Middleware ist eine Software, die als Vermittler zwischen verschiedenen Anwendungen oder Systemen fungiert</text:span><text:span text:style-name="T1">1</text:span></text:a><text:a xlink:type="simple" xlink:href="https://acropolium.com/blog/legacy-systems-integration/" office:target-frame-name="_blank" xlink:show="new" text:style-name="Internet_20_link" text:visited-style-name="Visited_20_Internet_20_Link"><text:span text:style-name="T1">2</text:span></text:a><text:span text:style-name="T2">. </text:span><text:a xlink:type="simple" xlink:href="https://devsquad.com/blog/integrate-legacy-systems/" office:target-frame-name="_blank" xlink:show="new" text:style-name="Internet_20_link" text:visited-style-name="Visited_20_Internet_20_Link"><text:span text:style-name="T3">Sie kann verwendet werden, um Daten zwischen Ihrem alten System und Ihrem neuen System zu übertragen</text:span><text:span text:style-name="T1">1</text:span></text:a><text:a xlink:type="simple" xlink:href="https://acropolium.com/blog/legacy-systems-integration/" office:target-frame-name="_blank" xlink:show="new" text:style-name="Internet_20_link" text:visited-style-name="Visited_20_Internet_20_Link"><text:span text:style-name="T1">2</text:span></text:a><text:span text:style-name="T2">.</text:span></text:p>
        </text:list-item>
        <text:list-item>
          <text:p text:style-name="P23"><text:a xlink:type="simple" xlink:href="https://devsquad.com/blog/integrate-legacy-systems/" office:target-frame-name="_blank" xlink:show="new" text:style-name="Internet_20_link" text:visited-style-name="Visited_20_Internet_20_Link"><text:span text:style-name="Strong_20_Emphasis"><text:span text:style-name="T3">Datenmigration</text:span></text:span><text:span text:style-name="T3">: Bei der Datenmigration werden Daten von einem System in ein anderes übertragen</text:span><text:span text:style-name="T1">1</text:span></text:a><text:a xlink:type="simple" xlink:href="https://acropolium.com/blog/legacy-systems-integration/" office:target-frame-name="_blank" xlink:show="new" text:style-name="Internet_20_link" text:visited-style-name="Visited_20_Internet_20_Link"><text:span text:style-name="T1">2</text:span></text:a><text:span text:style-name="T2">. </text:span><text:a xlink:type="simple" xlink:href="https://devsquad.com/blog/integrate-legacy-systems/" office:target-frame-name="_blank" xlink:show="new" text:style-name="Internet_20_link" text:visited-style-name="Visited_20_Internet_20_Link"><text:span text:style-name="T3">Dies kann eine einmalige Operation sein, um ein altes System durch ein neues zu ersetzen, oder es kann ein fortlaufender Prozess sein, um Daten zwischen Systemen zu synchronisieren</text:span><text:span text:style-name="T1">1</text:span></text:a><text:a xlink:type="simple" xlink:href="https://acropolium.com/blog/legacy-systems-integration/" office:target-frame-name="_blank" xlink:show="new" text:style-name="Internet_20_link" text:visited-style-name="Visited_20_Internet_20_Link"><text:span text:style-name="T1">2</text:span></text:a><text:span text:style-name="T2">.</text:span></text:p>
        </text:list-item>
        <text:list-item>
          <text:p text:style-name="P23"><text:a xlink:type="simple" xlink:href="https://devsquad.com/blog/integrate-legacy-systems/" office:target-frame-name="_blank" xlink:show="new" text:style-name="Internet_20_link" text:visited-style-name="Visited_20_Internet_20_Link"><text:span text:style-name="Strong_20_Emphasis"><text:span text:style-name="T3">Serviceorientierte Architektur (SOA)</text:span></text:span><text:span text:style-name="T3">: SOA ist ein Designprinzip, bei dem Anwendungen in Form von unabhängigen Diensten strukturiert werden, die über Netzwerkprotokolle kommunizieren</text:span><text:span text:style-name="T1">1</text:span></text:a><text:a xlink:type="simple" xlink:href="https://acropolium.com/blog/legacy-systems-integration/" office:target-frame-name="_blank" xlink:show="new" text:style-name="Internet_20_link" text:visited-style-name="Visited_20_Internet_20_Link"><text:span text:style-name="T1">2</text:span></text:a><text:span text:style-name="T2">. </text:span><text:a xlink:type="simple" xlink:href="https://devsquad.com/blog/integrate-legacy-systems/" office:target-frame-name="_blank" xlink:show="new" text:style-name="Internet_20_link" text:visited-style-name="Visited_20_Internet_20_Link"><text:span text:style-name="T3">Mit SOA können Sie neue Dienste erstellen, die mit Ihren bestehenden Systemen interagieren</text:span><text:span text:style-name="T1">1</text:span></text:a><text:a xlink:type="simple" xlink:href="https://acropolium.com/blog/legacy-systems-integration/" office:target-frame-name="_blank" xlink:show="new" text:style-name="Internet_20_link" text:visited-style-name="Visited_20_Internet_20_Link"><text:span text:style-name="T1">2</text:span></text:a><text:span text:style-name="T2">.</text:span></text:p>
        </text:list-item>
        <text:list-item>
          <text:p text:style-name="P23"><text:a xlink:type="simple" xlink:href="https://devsquad.com/blog/integrate-legacy-systems/" office:target-frame-name="_blank" xlink:show="new" text:style-name="Internet_20_link" text:visited-style-name="Visited_20_Internet_20_Link"><text:span text:style-name="Strong_20_Emphasis"><text:span text:style-name="T3">Microservices</text:span></text:span><text:span text:style-name="T3">: Microservices sind eine spezielle Form der serviceorientierten Architektur, bei der Anwendungen in kleinere, unabhängige Dienste aufgeteilt werden</text:span><text:span text:style-name="T1">1</text:span></text:a><text:a xlink:type="simple" xlink:href="https://acropolium.com/blog/legacy-systems-integration/" office:target-frame-name="_blank" xlink:show="new" text:style-name="Internet_20_link" text:visited-style-name="Visited_20_Internet_20_Link"><text:span text:style-name="T1">2</text:span></text:a><text:span text:style-name="T2">. </text:span><text:a xlink:type="simple" xlink:href="https://devsquad.com/blog/integrate-legacy-systems/" office:target-frame-name="_blank" xlink:show="new" text:style-name="Internet_20_link" text:visited-style-name="Visited_20_Internet_20_Link"><text:span text:style-name="T3">Diese können unabhängig voneinander entwickelt, bereitgestellt und skaliert werden</text:span><text:span text:style-name="T1">1</text:span></text:a><text:a xlink:type="simple" xlink:href="https://acropolium.com/blog/legacy-systems-integration/" office:target-frame-name="_blank" xlink:show="new" text:style-name="Internet_20_link" text:visited-style-name="Visited_20_Internet_20_Link"><text:span text:style-name="T1">2</text:span></text:a><text:span text:style-name="T2">.</text:span></text:p>
        </text:list-item>
        <text:list-item>
          <text:p text:style-name="P23"><text:a xlink:type="simple" xlink:href="https://devsquad.com/blog/integrate-legacy-systems/" office:target-frame-name="_blank" xlink:show="new" text:style-name="Internet_20_link" text:visited-style-name="Visited_20_Internet_20_Link"><text:span text:style-name="Strong_20_Emphasis"><text:span text:style-name="T3">Datenbankintegration</text:span></text:span><text:span text:style-name="T3">: Sie können eine gemeinsame Datenbank verwenden, um Daten zwischen verschiedenen Systemen auszutauschen</text:span><text:span text:style-name="T1">1</text:span></text:a><text:a xlink:type="simple" xlink:href="https://acropolium.com/blog/legacy-systems-integration/" office:target-frame-name="_blank" xlink:show="new" text:style-name="Internet_20_link" text:visited-style-name="Visited_20_Internet_20_Link"><text:span text:style-name="T1">2</text:span></text:a><text:span text:style-name="T2">.</text:span></text:p>
        </text:list-item>
      </text:list>
      <text:p text:style-name="P7">Bitte beachten Sie, dass die Wahl der besten Methode zur Integration von alten und neuen Systemen von vielen Faktoren abhängt, einschließlich der spezifischen Anforderungen Ihres Projekts, der Komplexität Ihrer Systeme und Ihrer technischen Fähigkeiten. Es ist immer eine gute Idee, einen Datenexperten oder Entwickler um Rat zu fragen. Ich hoffe, das hilft! 😊</text:p>
      <text:h text:style-name="P1" text:outline-level="6"><text:bookmark text:name="learn-more-header Kopie 10"/>Weitere Informationen</text:h>
      <text:p text:style-name="P11"><text:a xlink:type="simple" xlink:href="https://devsquad.com/blog/integrate-legacy-systems/" office:target-frame-name="_blank" xlink:show="new" text:style-name="Internet_20_link" text:visited-style-name="Visited_20_Internet_20_Link"><text:span text:style-name="T5">1</text:span><text:span text:style-name="T4"><draw:a xlink:type="simple" xlink:href="https://devsquad.com/blog/integrate-legacy-systems/" office:target-frame-name="_blank" xlink:show="new"><draw:frame draw:style-name="fr1" draw:name="Bild43" text:anchor-type="as-char" svg:width="0.37cm" svg:height="0.37cm" draw:z-index="18"><draw:image xlink:href="blob:https://edgeservices.bing.com/c3e09c62-d8c1-4e99-bcd3-5b19c730bb4e" xlink:type="simple" xlink:show="embed" xlink:actuate="onLoad"/></draw:frame></draw:a></text:span><text:span text:style-name="T5">devsquad.com</text:span></text:a><text:a xlink:type="simple" xlink:href="https://acropolium.com/blog/legacy-systems-integration/" office:target-frame-name="_blank" xlink:show="new" text:style-name="Internet_20_link" text:visited-style-name="Visited_20_Internet_20_Link">2<text:span text:style-name="T4"><draw:a xlink:type="simple" xlink:href="https://acropolium.com/blog/legacy-systems-integration/" office:target-frame-name="_blank" xlink:show="new"><draw:frame draw:style-name="fr1" draw:name="Bild44" text:anchor-type="as-char" svg:width="0.37cm" svg:height="0.37cm" draw:z-index="19"><draw:image xlink:href="blob:https://edgeservices.bing.com/2e13412e-d4c2-4f63-be49-51b5e90a30b2" xlink:type="simple" xlink:show="embed" xlink:actuate="onLoad"/></draw:frame></draw:a></text:span><text:span text:style-name="T5">acropolium.com</text:span></text:a><text:a xlink:type="simple" xlink:href="https://www.ripplesolutions.co.uk/resources/how-can-we-integrate-our-existing-systems-with-new-software-or-applications/" office:target-frame-name="_blank" xlink:show="new" text:style-name="Internet_20_link" text:visited-style-name="Visited_20_Internet_20_Link">3<text:span text:style-name="T4"><draw:a xlink:type="simple" xlink:href="https://www.ripplesolutions.co.uk/resources/how-can-we-integrate-our-existing-systems-with-new-software-or-applications/" office:target-frame-name="_blank" xlink:show="new"><draw:frame draw:style-name="fr1" draw:name="Bild45" text:anchor-type="as-char" svg:width="0.37cm" svg:height="0.37cm" draw:z-index="20"><draw:image xlink:href="blob:https://edgeservices.bing.com/41bcfcb5-1cbb-45f5-acdd-31ce87798417" xlink:type="simple" xlink:show="embed" xlink:actuate="onLoad"/></draw:frame></draw:a></text:span><text:span text:style-name="T5">ripplesolutions.co.uk</text:span></text:a></text:p>
      <text:p text:style-name="P12">Sie</text:p>
      <text:p text:style-name="P8">Ist 6. auch eine gängige Praxis. Datenbank sollte genügend zur Verfügung stehen. Es gibt einen eigenen Server dafür im Betrieb. Dann sollte dies eine gute Lösung sein. Richtig ?</text:p>
      <text:p text:style-name="P12">Copilot</text:p>
      <text:p text:style-name="Text_20_body"><text:span text:style-name="Strong_20_Emphasis"><text:span text:style-name="T7">das web</text:span></text:span><text:span text:style-name="T8">wird verwendet</text:span></text:p>
      <text:p text:style-name="P6">Ja, das ist absolut richtig. Die Verwendung einer gemeinsamen Datenbank zur Integration von Systemen ist eine sehr gängige Praxis und kann in Ihrem Fall eine effektive Lösung sein.</text:p>
      <text:p text:style-name="P7">Datenbanken sind dafür ausgelegt, große Mengen von Daten zu speichern und effizient darauf zuzugreifen. Sie bieten auch Funktionen wie Transaktionen und Sperren, die helfen können, die Konsistenz der Daten zu gewährleisten, wenn mehrere Anwendungen gleichzeitig darauf zugreifen.</text:p>
      <text:p text:style-name="P7">Wenn Sie bereits einen Datenbankserver in Ihrem Betrieb haben, können Sie diesen nutzen, um Daten zwischen Ihren Anwendungen auszutauschen. Sie könnten eine Tabelle in der Datenbank erstellen, in der Sie die Daten speichern, die Sie austauschen möchten, und dann SQL-Abfragen verwenden, um diese Daten zu lesen und zu schreiben.</text:p>
      <text:p text:style-name="P7"><text:soft-page-break/>Bitte beachten Sie, dass Sie sicherstellen sollten, dass Ihr Zugriff auf die Datenbank threadsicher ist, um Dateninkonsistenzen zu vermeiden. Es ist immer eine gute Idee, die neueste Dokumentation Ihrer Datenbank und möglicherweise einen Datenexperten oder Entwickler um Hilfe zu bitten. Ich hoffe, das hilft! 😊</text:p>
      <text:p text:style-name="P12">Sie</text:p>
      <text:p text:style-name="P8">Wenn die neue Anwendung &lt;threads&gt; und &lt;atomar&gt; nutzen kann aber die alte nur Timer und die Daten maximal 1000 sind um zwischen beiden auszutauschen. Würde dies dann sicher gelingen im C++ Builder ?</text:p>
      <text:p text:style-name="P12">Copilot</text:p>
      <text:p text:style-name="Text_20_body"><text:span text:style-name="Strong_20_Emphasis"><text:span text:style-name="T7">das web</text:span></text:span><text:span text:style-name="T8">wird verwendet</text:span></text:p>
      <text:p text:style-name="P6">Ja, es ist möglich, eine sichere Kommunikation zwischen den beiden Anwendungen zu erreichen, auch wenn die eine Anwendung Multithreading und atomare Operationen unterstützt und die andere nur Timer verwendet.</text:p>
      <text:p text:style-name="P5"><text:span text:style-name="T2">Die Schlüsselkonzepte hier sind </text:span><text:span text:style-name="Strong_20_Emphasis"><text:span text:style-name="T2">Synchronisation</text:span></text:span><text:span text:style-name="T2"> und </text:span><text:span text:style-name="Strong_20_Emphasis"><text:span text:style-name="T2">Datenkonsistenz</text:span></text:span><text:span text:style-name="T2">. Sie müssen sicherstellen, dass zu jedem Zeitpunkt nur eine Anwendung auf die Daten zugreift. Dies kann erreicht werden, indem Sie geeignete Synchronisationsmechanismen verwenden.</text:span></text:p>
      <text:p text:style-name="P7">In der Anwendung, die Multithreading unterstützt, können Sie atomare Operationen oder Sperren verwenden, um sicherzustellen, dass die Threads nicht gleichzeitig auf die Daten zugreifen. In der Anwendung, die nur Timer verwendet, können Sie den Timer so einstellen, dass er die Daten nur dann liest oder schreibt, wenn die andere Anwendung nicht darauf zugreift.</text:p>
      <text:p text:style-name="P7">In Bezug auf die Datenbankintegration könnten Sie Transaktionen verwenden, um sicherzustellen, dass die Datenkonsistenz gewahrt bleibt. Eine Transaktion stellt sicher, dass eine Reihe von Datenbankoperationen entweder vollständig ausgeführt wird oder im Fehlerfall vollständig rückgängig gemacht wird.</text:p>
      <text:p text:style-name="P7">Bitte beachten Sie, dass dies fortgeschrittene Konzepte sind und sorgfältig implementiert werden müssen, um Datenverlust oder -korruption zu vermeiden. Es ist immer eine gute Idee, die neueste Dokumentation von C++ Builder zu konsultieren und möglicherweise einen Datenexperten oder Entwickler um Hilfe zu bitten. Ich hoffe, das hilft! 😊</text:p>
      <text:p text:style-name="P12">Sie</text:p>
      <text:p text:style-name="P8">Kannst Du mir ein C++ Builder Beispiel zwischen dem alten und modernen System und der MSSQL-Datenbank geben ?</text:p>
      <text:p text:style-name="P12">Copilot</text:p>
      <text:p text:style-name="Text_20_body"><text:span text:style-name="Strong_20_Emphasis"><text:span text:style-name="T7">das web</text:span></text:span><text:span text:style-name="T8">wird verwendet</text:span></text:p>
      <text:p text:style-name="P16"><text:span text:style-name="T2">Ja, ich kann Ihnen ein einfaches Beispiel geben, wie Sie eine Verbindung zu einer MSSQL-Datenbank in C++ Builder herstellen können. </text:span><text:a xlink:type="simple" xlink:href="https://stackoverflow.com/questions/31330878/how-to-connect-to-sql-server-database-with-c-builder" office:target-frame-name="_blank" xlink:show="new" text:style-name="Internet_20_link" text:visited-style-name="Visited_20_Internet_20_Link"><text:span text:style-name="T3">In diesem Beispiel verwenden wir die ADO-Komponenten von C++ Builder</text:span><text:span text:style-name="T1">1</text:span></text:a><text:span text:style-name="T2">.</text:span></text:p>
      <text:p text:style-name="P2"><text:span text:style-name="Source_20_Text"><text:span text:style-name="T2">#include &lt;vcl.h&gt;</text:span></text:span></text:p>
      <text:p text:style-name="P3"><text:span text:style-name="Source_20_Text"><text:span text:style-name="T2">#include &lt;ADODB.hpp&gt;</text:span></text:span></text:p>
      <text:p text:style-name="P3"/>
      <text:p text:style-name="P3"><text:span text:style-name="Source_20_Text"><text:span text:style-name="T2">int main() {</text:span></text:span></text:p>
      <text:p text:style-name="P3"><text:soft-page-break/><text:span text:style-name="Source_20_Text"><text:span text:style-name="T2"><text:s text:c="4"/>// Erstellen Sie ein neues TADOConnection-Objekt</text:span></text:span></text:p>
      <text:p text:style-name="P3"><text:span text:style-name="Source_20_Text"><text:span text:style-name="T2"><text:s text:c="4"/>TADOConnection *connection = new TADOConnection(NULL);</text:span></text:span></text:p>
      <text:p text:style-name="P3"/>
      <text:p text:style-name="P3"><text:span text:style-name="Source_20_Text"><text:span text:style-name="T2"><text:s text:c="4"/>// Stellen Sie die Verbindungszeichenfolge ein</text:span></text:span></text:p>
      <text:p text:style-name="P3"><text:span text:style-name="Source_20_Text"><text:span text:style-name="T2"><text:s text:c="4"/>connection-&gt;ConnectionString = "Provider=SQLOLEDB.1;Integrated Security=SSPI;Persist Security Info=False;Initial Catalog=IhreDatenbank;Data Source=IhrServer";</text:span></text:span></text:p>
      <text:p text:style-name="P3"/>
      <text:p text:style-name="P3"><text:span text:style-name="Source_20_Text"><text:span text:style-name="T2"><text:s text:c="4"/>// Öffnen Sie die Verbindung</text:span></text:span></text:p>
      <text:p text:style-name="P3"><text:span text:style-name="Source_20_Text"><text:span text:style-name="T2"><text:s text:c="4"/>connection-&gt;Open();</text:span></text:span></text:p>
      <text:p text:style-name="P3"/>
      <text:p text:style-name="P3"><text:span text:style-name="Source_20_Text"><text:span text:style-name="T2"><text:s text:c="4"/>// Erstellen Sie ein neues TADOQuery-Objekt</text:span></text:span></text:p>
      <text:p text:style-name="P3"><text:span text:style-name="Source_20_Text"><text:span text:style-name="T2"><text:s text:c="4"/>TADOQuery *query = new TADOQuery(NULL);</text:span></text:span></text:p>
      <text:p text:style-name="P3"><text:span text:style-name="Source_20_Text"><text:span text:style-name="T2"><text:s text:c="4"/>query-&gt;Connection = connection;</text:span></text:span></text:p>
      <text:p text:style-name="P3"/>
      <text:p text:style-name="P3"><text:span text:style-name="Source_20_Text"><text:span text:style-name="T2"><text:s text:c="4"/>// Führen Sie eine SQL-Abfrage aus</text:span></text:span></text:p>
      <text:p text:style-name="P3"><text:span text:style-name="Source_20_Text"><text:span text:style-name="T2"><text:s text:c="4"/>query-&gt;SQL-&gt;Add("SELECT * FROM IhreTabelle");</text:span></text:span></text:p>
      <text:p text:style-name="P3"><text:span text:style-name="Source_20_Text"><text:span text:style-name="T2"><text:s text:c="4"/>query-&gt;Open();</text:span></text:span></text:p>
      <text:p text:style-name="P3"/>
      <text:p text:style-name="P3"><text:span text:style-name="Source_20_Text"><text:span text:style-name="T2"><text:s text:c="4"/>// Verarbeiten Sie die Ergebnisse...</text:span></text:span></text:p>
      <text:p text:style-name="P3"><text:span text:style-name="Source_20_Text"><text:span text:style-name="T2"><text:s text:c="4"/>while (!query-&gt;Eof) {</text:span></text:span></text:p>
      <text:p text:style-name="P3"><text:span text:style-name="Source_20_Text"><text:span text:style-name="T2"><text:s text:c="8"/>// Zugriff auf die Felder mit query-&gt;FieldByName("IhrFeld")-&gt;AsInteger, AsString, usw.</text:span></text:span></text:p>
      <text:p text:style-name="P3"><text:span text:style-name="Source_20_Text"><text:span text:style-name="T2"><text:s text:c="8"/>query-&gt;Next();</text:span></text:span></text:p>
      <text:p text:style-name="P3"><text:span text:style-name="Source_20_Text"><text:span text:style-name="T2"><text:s text:c="4"/>}</text:span></text:span></text:p>
      <text:p text:style-name="P3"/>
      <text:p text:style-name="P3"><text:span text:style-name="Source_20_Text"><text:span text:style-name="T2"><text:s text:c="4"/>// Aufräumen</text:span></text:span></text:p>
      <text:p text:style-name="P3"><text:span text:style-name="Source_20_Text"><text:span text:style-name="T2"><text:s text:c="4"/>delete query;</text:span></text:span></text:p>
      <text:p text:style-name="P3"><text:span text:style-name="Source_20_Text"><text:span text:style-name="T2"><text:s text:c="4"/>delete connection;</text:span></text:span></text:p>
      <text:p text:style-name="P3"/>
      <text:p text:style-name="P3"><text:span text:style-name="Source_20_Text"><text:span text:style-name="T2"><text:s text:c="4"/>return 0;</text:span></text:span></text:p>
      <text:p text:style-name="P3"><text:span text:style-name="Source_20_Text"><text:span text:style-name="T2">}</text:span></text:span></text:p>
      <text:p text:style-name="P16"><text:a xlink:type="simple" xlink:href="https://stackoverflow.com/questions/31330878/how-to-connect-to-sql-server-database-with-c-builder" office:target-frame-name="_blank" xlink:show="new" text:style-name="Internet_20_link" text:visited-style-name="Visited_20_Internet_20_Link"><text:span text:style-name="T3">In diesem Code ersetzen Sie </text:span><text:span text:style-name="Source_20_Text"><text:span text:style-name="T6">IhreDatenbank</text:span></text:span><text:span text:style-name="T3">, </text:span><text:span text:style-name="Source_20_Text"><text:span text:style-name="T6">IhrServer</text:span></text:span><text:span text:style-name="T3">, </text:span><text:span text:style-name="Source_20_Text"><text:span text:style-name="T6">IhreTabelle</text:span></text:span><text:span text:style-name="T3"> und </text:span><text:span text:style-name="Source_20_Text"><text:span text:style-name="T6">IhrFeld</text:span></text:span><text:span text:style-name="T3"> durch die tatsächlichen Namen Ihrer Datenbank, Ihres Servers, Ihrer Tabelle und Ihres Feldes</text:span><text:span text:style-name="T1">1</text:span></text:a><text:span text:style-name="T2">.</text:span></text:p>
      <text:p text:style-name="P7">Bitte beachten Sie, dass dieser Code nur ein einfaches Beispiel ist und möglicherweise angepasst werden muss, um Ihren spezifischen Anforderungen gerecht zu werden. Es ist immer eine gute Idee, die neueste Dokumentation von C++ Builder zu konsultieren und möglicherweise einen Datenexperten oder Entwickler um Hilfe zu bitten. Ich hoffe, das hilft! 😊</text:p>
      <text:h text:style-name="P1" text:outline-level="6"><text:bookmark text:name="learn-more-header Kopie 11"/>Weitere Informationen</text:h>
      <text:p text:style-name="P11"><text:a xlink:type="simple" xlink:href="https://stackoverflow.com/questions/31330878/how-to-connect-to-sql-server-database-with-c-builder" office:target-frame-name="_blank" xlink:show="new" text:style-name="Internet_20_link" text:visited-style-name="Visited_20_Internet_20_Link"><text:span text:style-name="T5">1</text:span><text:span text:style-name="T4"><draw:a xlink:type="simple" xlink:href="https://stackoverflow.com/questions/31330878/how-to-connect-to-sql-server-database-with-c-builder" office:target-frame-name="_blank" xlink:show="new"><draw:frame draw:style-name="fr1" draw:name="Bild46" text:anchor-type="as-char" svg:width="0.37cm" svg:height="0.37cm" draw:z-index="21"><draw:image xlink:href="blob:https://edgeservices.bing.com/31a423b8-7721-47f1-9887-0a828771edad" xlink:type="simple" xlink:show="embed" xlink:actuate="onLoad"/></draw:frame></draw:a></text:span><text:span text:style-name="T5">stackoverflow.com</text:span></text:a><text:a xlink:type="simple" xlink:href="https://stackoverflow.com/questions/5249873/connecting-to-sqlserver-db-from-c-console-app-using-sqlapi" office:target-frame-name="_blank" xlink:show="new" text:style-name="Internet_20_link" text:visited-style-name="Visited_20_Internet_20_Link">2<text:span text:style-name="T4"><draw:a xlink:type="simple" xlink:href="https://stackoverflow.com/questions/5249873/connecting-to-sqlserver-db-from-c-console-app-using-sqlapi" office:target-frame-name="_blank" xlink:show="new"><draw:frame draw:style-name="fr1" draw:name="Bild47" text:anchor-type="as-char" svg:width="0.37cm" svg:height="0.37cm" draw:z-index="22"><draw:image xlink:href="blob:https://edgeservices.bing.com/31a423b8-7721-47f1-9887-0a828771edad" xlink:type="simple" xlink:show="embed" xlink:actuate="onLoad"/></draw:frame></draw:a></text:span><text:span text:style-name="T5">stackoverflow.com</text:span></text:a><text:a xlink:type="simple" xlink:href="https://learn.microsoft.com/en-us/azure/azure-sql/database/develop-cplusplus-simple?view=azuresql" office:target-frame-name="_blank" xlink:show="new" text:style-name="Internet_20_link" text:visited-style-name="Visited_20_Internet_20_Link">3<text:span text:style-name="T4"><draw:a xlink:type="simple" xlink:href="https://learn.microsoft.com/en-us/azure/azure-sql/database/develop-cplusplus-simple?view=azuresql" office:target-frame-name="_blank" xlink:show="new"><draw:frame draw:style-name="fr1" draw:name="Bild48" text:anchor-type="as-char" svg:width="0.37cm" svg:height="0.37cm" draw:z-index="23"><draw:image xlink:href="blob:https://edgeservices.bing.com/5cd2e46e-9610-40eb-b1d0-452ba3b3310e" xlink:type="simple" xlink:show="embed" xlink:actuate="onLoad"/></draw:frame></draw:a></text:span><text:span text:style-name="T5">learn.microsoft.com</text:span></text:a><text:a xlink:type="simple" xlink:href="https://learn.microsoft.com/en-us/sql/connect/odbc/cpp-code-example-app-connect-access-sql-db?view=sql-server-ver16" office:target-frame-name="_blank" xlink:show="new" text:style-name="Internet_20_link" text:visited-style-name="Visited_20_Internet_20_Link">4<text:span text:style-name="T4"><draw:a xlink:type="simple" xlink:href="https://learn.microsoft.com/en-us/sql/connect/odbc/cpp-code-example-app-connect-access-sql-db?view=sql-server-ver16" office:target-frame-name="_blank" xlink:show="new"><draw:frame draw:style-name="fr1" draw:name="Bild49" text:anchor-type="as-char" svg:width="0.37cm" svg:height="0.37cm" draw:z-index="24"><draw:image xlink:href="blob:https://edgeservices.bing.com/5cd2e46e-9610-40eb-b1d0-452ba3b3310e" xlink:type="simple" xlink:show="embed" xlink:actuate="onLoad"/></draw:frame></draw:a></text:span><text:span text:style-name="T5">learn.microsoft.com</text:span></text:a>+2 mehr</text:p>
      <text:p text:style-name="P12">Sie</text:p>
      <text:p text:style-name="P8">"TADOConnection" Gibt es das auch als MSSQL ?</text:p>
      <text:p text:style-name="P12">Copilot</text:p>
      <text:p text:style-name="Text_20_body"><text:span text:style-name="Strong_20_Emphasis"><text:span text:style-name="T7">das web</text:span></text:span><text:span text:style-name="T8">wird verwendet</text:span></text:p>
      <text:p text:style-name="P16"><text:soft-page-break/><text:span text:style-name="T2">Ja, das ist richtig. </text:span><text:a xlink:type="simple" xlink:href="https://stackoverflow.com/questions/31330878/how-to-connect-to-sql-server-database-with-c-builder" text:style-name="Internet_20_link" text:visited-style-name="Visited_20_Internet_20_Link"><text:span text:style-name="T3">Die </text:span><text:span text:style-name="Strong_20_Emphasis"><text:span text:style-name="T3">TADOConnection</text:span></text:span><text:span text:style-name="T3">-Komponente in C++ Builder kann verwendet werden, um eine Verbindung zu einer </text:span><text:span text:style-name="Strong_20_Emphasis"><text:span text:style-name="T3">MSSQL-Datenbank</text:span></text:span><text:span text:style-name="T3"> herzustellen</text:span></text:a><text:a xlink:type="simple" xlink:href="https://stackoverflow.com/questions/31330878/how-to-connect-to-sql-server-database-with-c-builder" office:target-frame-name="_blank" xlink:show="new" text:style-name="Internet_20_link" text:visited-style-name="Visited_20_Internet_20_Link"><text:span text:style-name="T1">1</text:span></text:a><text:a xlink:type="simple" xlink:href="https://stackoverflow.com/questions/15613620/connecting-to-sql-server-db-through-tadoconnection" office:target-frame-name="_blank" xlink:show="new" text:style-name="Internet_20_link" text:visited-style-name="Visited_20_Internet_20_Link"><text:span text:style-name="T1">2</text:span></text:a><text:a xlink:type="simple" xlink:href="https://blogs.embarcadero.com/quickly-build-c-builder-application-and-connect-to-microsoft-excel-using-ado/" office:target-frame-name="_blank" xlink:show="new" text:style-name="Internet_20_link" text:visited-style-name="Visited_20_Internet_20_Link"><text:span text:style-name="T1">3</text:span></text:a><text:span text:style-name="T2">. </text:span><text:a xlink:type="simple" xlink:href="https://stackoverflow.com/questions/31330878/how-to-connect-to-sql-server-database-with-c-builder" office:target-frame-name="_blank" xlink:show="new" text:style-name="Internet_20_link" text:visited-style-name="Visited_20_Internet_20_Link"><text:span text:style-name="T3">Sie können die </text:span><text:span text:style-name="Source_20_Text"><text:span text:style-name="T6">ConnectionString</text:span></text:span><text:span text:style-name="T3">-Eigenschaft von TADOConnection verwenden, um die Details Ihrer Datenbankverbindung anzugeben, einschließlich des Datenbankanbieters (in diesem Fall MSSQL), des Servernamens, des Datenbanknamens und der Anmeldeinformationen</text:span><text:span text:style-name="T1">1</text:span></text:a><text:a xlink:type="simple" xlink:href="https://stackoverflow.com/questions/15613620/connecting-to-sql-server-db-through-tadoconnection" office:target-frame-name="_blank" xlink:show="new" text:style-name="Internet_20_link" text:visited-style-name="Visited_20_Internet_20_Link"><text:span text:style-name="T1">2</text:span></text:a><text:a xlink:type="simple" xlink:href="https://blogs.embarcadero.com/quickly-build-c-builder-application-and-connect-to-microsoft-excel-using-ado/" office:target-frame-name="_blank" xlink:show="new" text:style-name="Internet_20_link" text:visited-style-name="Visited_20_Internet_20_Link"><text:span text:style-name="T1">3</text:span></text:a><text:span text:style-name="T2">.</text:span></text:p>
      <text:p text:style-name="P7">Hier ist ein einfaches Beispiel, wie Sie eine Verbindung zu einer MSSQL-Datenbank herstellen können:</text:p>
      <text:p text:style-name="P2"><text:span text:style-name="Source_20_Text"><text:span text:style-name="T2">#include &lt;vcl.h&gt;</text:span></text:span></text:p>
      <text:p text:style-name="P3"><text:span text:style-name="Source_20_Text"><text:span text:style-name="T2">#include &lt;ADODB.hpp&gt;</text:span></text:span></text:p>
      <text:p text:style-name="P3"/>
      <text:p text:style-name="P3"><text:span text:style-name="Source_20_Text"><text:span text:style-name="T2">int main() {</text:span></text:span></text:p>
      <text:p text:style-name="P3"><text:span text:style-name="Source_20_Text"><text:span text:style-name="T2"><text:s text:c="4"/>// Erstellen Sie ein neues TADOConnection-Objekt</text:span></text:span></text:p>
      <text:p text:style-name="P3"><text:span text:style-name="Source_20_Text"><text:span text:style-name="T2"><text:s text:c="4"/>TADOConnection *connection = new TADOConnection(NULL);</text:span></text:span></text:p>
      <text:p text:style-name="P3"/>
      <text:p text:style-name="P3"><text:span text:style-name="Source_20_Text"><text:span text:style-name="T2"><text:s text:c="4"/>// Stellen Sie die Verbindungszeichenfolge ein</text:span></text:span></text:p>
      <text:p text:style-name="P3"><text:span text:style-name="Source_20_Text"><text:span text:style-name="T2"><text:s text:c="4"/>connection-&gt;ConnectionString = "Provider=SQLOLEDB.1;Integrated Security=SSPI;Persist Security Info=False;Initial Catalog=IhreDatenbank;Data Source=IhrServer";</text:span></text:span></text:p>
      <text:p text:style-name="P3"/>
      <text:p text:style-name="P3"><text:span text:style-name="Source_20_Text"><text:span text:style-name="T2"><text:s text:c="4"/>// Öffnen Sie die Verbindung</text:span></text:span></text:p>
      <text:p text:style-name="P3"><text:span text:style-name="Source_20_Text"><text:span text:style-name="T2"><text:s text:c="4"/>connection-&gt;Open();</text:span></text:span></text:p>
      <text:p text:style-name="P3"/>
      <text:p text:style-name="P3"><text:span text:style-name="Source_20_Text"><text:span text:style-name="T2"><text:s text:c="4"/>// Aufräumen</text:span></text:span></text:p>
      <text:p text:style-name="P3"><text:span text:style-name="Source_20_Text"><text:span text:style-name="T2"><text:s text:c="4"/>delete connection;</text:span></text:span></text:p>
      <text:p text:style-name="P3"/>
      <text:p text:style-name="P3"><text:span text:style-name="Source_20_Text"><text:span text:style-name="T2"><text:s text:c="4"/>return 0;</text:span></text:span></text:p>
      <text:p text:style-name="P3"><text:span text:style-name="Source_20_Text"><text:span text:style-name="T2">}</text:span></text:span></text:p>
      <text:p text:style-name="P16"><text:a xlink:type="simple" xlink:href="https://stackoverflow.com/questions/31330878/how-to-connect-to-sql-server-database-with-c-builder" office:target-frame-name="_blank" xlink:show="new" text:style-name="Internet_20_link" text:visited-style-name="Visited_20_Internet_20_Link"><text:span text:style-name="T3">In diesem Code ersetzen Sie </text:span><text:span text:style-name="Source_20_Text"><text:span text:style-name="T6">IhreDatenbank</text:span></text:span><text:span text:style-name="T3"> und </text:span><text:span text:style-name="Source_20_Text"><text:span text:style-name="T6">IhrServer</text:span></text:span><text:span text:style-name="T3"> durch den tatsächlichen Namen Ihrer Datenbank und Ihres Servers</text:span><text:span text:style-name="T1">1</text:span></text:a><text:a xlink:type="simple" xlink:href="https://stackoverflow.com/questions/15613620/connecting-to-sql-server-db-through-tadoconnection" office:target-frame-name="_blank" xlink:show="new" text:style-name="Internet_20_link" text:visited-style-name="Visited_20_Internet_20_Link"><text:span text:style-name="T1">2</text:span></text:a><text:a xlink:type="simple" xlink:href="https://blogs.embarcadero.com/quickly-build-c-builder-application-and-connect-to-microsoft-excel-using-ado/" office:target-frame-name="_blank" xlink:show="new" text:style-name="Internet_20_link" text:visited-style-name="Visited_20_Internet_20_Link"><text:span text:style-name="T1">3</text:span></text:a><text:span text:style-name="T2">.</text:span></text:p>
      <text:p text:style-name="P7">Bitte beachten Sie, dass dieser Code nur ein einfaches Beispiel ist und möglicherweise angepasst werden muss, um Ihren spezifischen Anforderungen gerecht zu werden. Es ist immer eine gute Idee, die neueste Dokumentation von C++ Builder zu konsultieren und möglicherweise einen Datenexperten oder Entwickler um Hilfe zu bitten. Ich hoffe, das hilft! 😊</text:p>
      <text:h text:style-name="P1" text:outline-level="6"><text:bookmark text:name="learn-more-header Kopie 12"/>Weitere Informationen</text:h>
      <text:p text:style-name="P11"><text:a xlink:type="simple" xlink:href="https://stackoverflow.com/questions/31330878/how-to-connect-to-sql-server-database-with-c-builder" office:target-frame-name="_blank" xlink:show="new" text:style-name="Internet_20_link" text:visited-style-name="Visited_20_Internet_20_Link"><text:span text:style-name="T5">1</text:span><text:span text:style-name="T4"><draw:a xlink:type="simple" xlink:href="https://stackoverflow.com/questions/31330878/how-to-connect-to-sql-server-database-with-c-builder" office:target-frame-name="_blank" xlink:show="new"><draw:frame draw:style-name="fr1" draw:name="Bild50" text:anchor-type="as-char" svg:width="0.37cm" svg:height="0.37cm" draw:z-index="25"><draw:image xlink:href="blob:https://edgeservices.bing.com/31a423b8-7721-47f1-9887-0a828771edad" xlink:type="simple" xlink:show="embed" xlink:actuate="onLoad"/></draw:frame></draw:a></text:span><text:span text:style-name="T5">stackoverflow.com</text:span></text:a><text:a xlink:type="simple" xlink:href="https://stackoverflow.com/questions/15613620/connecting-to-sql-server-db-through-tadoconnection" office:target-frame-name="_blank" xlink:show="new" text:style-name="Internet_20_link" text:visited-style-name="Visited_20_Internet_20_Link">2<text:span text:style-name="T4"><draw:a xlink:type="simple" xlink:href="https://stackoverflow.com/questions/15613620/connecting-to-sql-server-db-through-tadoconnection" office:target-frame-name="_blank" xlink:show="new"><draw:frame draw:style-name="fr1" draw:name="Bild51" text:anchor-type="as-char" svg:width="0.37cm" svg:height="0.37cm" draw:z-index="26"><draw:image xlink:href="blob:https://edgeservices.bing.com/31a423b8-7721-47f1-9887-0a828771edad" xlink:type="simple" xlink:show="embed" xlink:actuate="onLoad"/></draw:frame></draw:a></text:span><text:span text:style-name="T5">stackoverflow.com</text:span></text:a><text:a xlink:type="simple" xlink:href="https://blogs.embarcadero.com/quickly-build-c-builder-application-and-connect-to-microsoft-excel-using-ado/" office:target-frame-name="_blank" xlink:show="new" text:style-name="Internet_20_link" text:visited-style-name="Visited_20_Internet_20_Link">3<text:span text:style-name="T4"><draw:a xlink:type="simple" xlink:href="https://blogs.embarcadero.com/quickly-build-c-builder-application-and-connect-to-microsoft-excel-using-ado/" office:target-frame-name="_blank" xlink:show="new"><draw:frame draw:style-name="fr1" draw:name="Bild52" text:anchor-type="as-char" svg:width="0.37cm" svg:height="0.37cm" draw:z-index="27"><draw:image xlink:href="blob:https://edgeservices.bing.com/14cb2718-249b-47cd-ae30-b4dd0b05c153" xlink:type="simple" xlink:show="embed" xlink:actuate="onLoad"/></draw:frame></draw:a></text:span><text:span text:style-name="T5">blogs.embarcadero.com</text:span></text:a><text:a xlink:type="simple" xlink:href="https://stackoverflow.com/questions/3600466/need-simple-example-to-use-tadoconnection-to-connect-to-mysql-default-database" office:target-frame-name="_blank" xlink:show="new" text:style-name="Internet_20_link" text:visited-style-name="Visited_20_Internet_20_Link">4<text:span text:style-name="T4"><draw:a xlink:type="simple" xlink:href="https://stackoverflow.com/questions/3600466/need-simple-example-to-use-tadoconnection-to-connect-to-mysql-default-database" office:target-frame-name="_blank" xlink:show="new"><draw:frame draw:style-name="fr1" draw:name="Bild53" text:anchor-type="as-char" svg:width="0.37cm" svg:height="0.37cm" draw:z-index="28"><draw:image xlink:href="blob:https://edgeservices.bing.com/31a423b8-7721-47f1-9887-0a828771edad" xlink:type="simple" xlink:show="embed" xlink:actuate="onLoad"/></draw:frame></draw:a></text:span><text:span text:style-name="T5">stackoverflow.com</text:span></text:a>+2 mehr</text:p>
      <text:p text:style-name="P12">Sie</text:p>
      <text:p text:style-name="P8">"connection-&gt;ConnectionString = "Provider=SQLOLEDB.1;Integrated Security=SSPI;Persist Security Info=False;Initial Catalog=IhreDatenbank;Data Source=IhrServer";" Ich sehe nirgends MSSQL? Und was genau ist TADOConnection für eine Klasse . Kann sie alle möglichen Datatenbank arten handeln ?</text:p>
      <text:p text:style-name="P12">Copilot</text:p>
      <text:p text:style-name="Text_20_body"><text:span text:style-name="Strong_20_Emphasis"><text:span text:style-name="T7">das web</text:span></text:span><text:span text:style-name="T8">wird verwendet</text:span></text:p>
      <text:p text:style-name="P16"><text:a xlink:type="simple" xlink:href="https://stackoverflow.com/questions/19469595/tadoquery-and-tadoconnection-memory-leak" office:target-frame-name="_blank" xlink:show="new" text:style-name="Internet_20_link" text:visited-style-name="Visited_20_Internet_20_Link"><text:soft-page-break/><text:span text:style-name="T3">Die </text:span><text:span text:style-name="Source_20_Text"><text:span text:style-name="T6">ConnectionString</text:span></text:span><text:span text:style-name="T3"> in diesem Beispiel verwendet den </text:span><text:span text:style-name="Source_20_Text"><text:span text:style-name="T6">SQLOLEDB.1</text:span></text:span><text:span text:style-name="T3"> Provider, der ein OLE DB Provider für SQL Server ist</text:span><text:span text:style-name="T1">1</text:span></text:a><text:span text:style-name="T2">. Das bedeutet, dass diese Verbindung tatsächlich zu einer MSSQL-Datenbank hergestellt wird.</text:span></text:p>
      <text:p text:style-name="P16"><text:a xlink:type="simple" xlink:href="https://stackoverflow.com/questions/19469595/tadoquery-and-tadoconnection-memory-leak" office:target-frame-name="_blank" xlink:show="new" text:style-name="Internet_20_link" text:visited-style-name="Visited_20_Internet_20_Link"><text:span text:style-name="T3">Die </text:span><text:span text:style-name="Source_20_Text"><text:span text:style-name="T6">TADOConnection</text:span></text:span><text:span text:style-name="T3">-Klasse in C++ Builder kapselt das ADO-Verbindungsobjekt</text:span></text:a><text:a xlink:type="simple" xlink:href="https://docwiki.embarcadero.com/Libraries/Sydney/en/Data.Win.ADODB.TADOConnection" office:target-frame-name="_blank" xlink:show="new" text:style-name="Internet_20_link" text:visited-style-name="Visited_20_Internet_20_Link"><text:span text:style-name="T1">2</text:span></text:a><text:span text:style-name="T2">. </text:span><text:a xlink:type="simple" xlink:href="https://stackoverflow.com/questions/19469595/tadoquery-and-tadoconnection-memory-leak" office:target-frame-name="_blank" xlink:show="new" text:style-name="Internet_20_link" text:visited-style-name="Visited_20_Internet_20_Link"><text:span text:style-name="T3">Sie wird verwendet, um eine Verbindung zu ADO-Datenquellen herzustellen</text:span></text:a><text:a xlink:type="simple" xlink:href="https://docwiki.embarcadero.com/Libraries/Sydney/en/Data.Win.ADODB.TADOConnection" office:target-frame-name="_blank" xlink:show="new" text:style-name="Internet_20_link" text:visited-style-name="Visited_20_Internet_20_Link"><text:span text:style-name="T1">2</text:span></text:a><text:span text:style-name="T2">. </text:span><text:a xlink:type="simple" xlink:href="https://stackoverflow.com/questions/19469595/tadoquery-and-tadoconnection-memory-leak" office:target-frame-name="_blank" xlink:show="new" text:style-name="Internet_20_link" text:visited-style-name="Visited_20_Internet_20_Link"><text:span text:style-name="T3">Die Verbindung, die von einer einzelnen </text:span><text:span text:style-name="Source_20_Text"><text:span text:style-name="T6">TADOConnection</text:span></text:span><text:span text:style-name="T3">-Komponente bereitgestellt wird, kann von mehreren ADO-Befehls- und Dataset-Komponenten über ihre Verbindungseigenschaften geteilt werden</text:span></text:a><text:a xlink:type="simple" xlink:href="https://docwiki.embarcadero.com/Libraries/Sydney/en/Data.Win.ADODB.TADOConnection" office:target-frame-name="_blank" xlink:show="new" text:style-name="Internet_20_link" text:visited-style-name="Visited_20_Internet_20_Link"><text:span text:style-name="T1">2</text:span></text:a><text:span text:style-name="T2">.</text:span></text:p>
      <text:p text:style-name="P16"><text:span text:style-name="T2">ADO (ActiveX Data Objects) ist eine Reihe von Komponenten, die Datenzugriffsdienste bereitstellen. </text:span><text:a xlink:type="simple" xlink:href="https://stackoverflow.com/questions/19469595/tadoquery-and-tadoconnection-memory-leak" office:target-frame-name="_blank" xlink:show="new" text:style-name="Internet_20_link" text:visited-style-name="Visited_20_Internet_20_Link"><text:span text:style-name="T3">Sie können eine Vielzahl von Datenquellen zugreifen, einschließlich SQL Server und andere OLE DB- und ODBC-Datenquellen</text:span><text:span text:style-name="T1">1</text:span></text:a><text:a xlink:type="simple" xlink:href="https://blogs.embarcadero.com/quickly-build-c-builder-application-and-connect-to-microsoft-excel-using-ado/" office:target-frame-name="_blank" xlink:show="new" text:style-name="Internet_20_link" text:visited-style-name="Visited_20_Internet_20_Link"><text:span text:style-name="T1">3</text:span></text:a><text:a xlink:type="simple" xlink:href="https://stackoverflow.com/questions/31330878/how-to-connect-to-sql-server-database-with-c-builder" office:target-frame-name="_blank" xlink:show="new" text:style-name="Internet_20_link" text:visited-style-name="Visited_20_Internet_20_Link"><text:span text:style-name="T1">4</text:span></text:a><text:span text:style-name="T2">.</text:span></text:p>
      <text:p text:style-name="P16"><text:a xlink:type="simple" xlink:href="https://stackoverflow.com/questions/19469595/tadoquery-and-tadoconnection-memory-leak" office:target-frame-name="_blank" xlink:show="new" text:style-name="Internet_20_link" text:visited-style-name="Visited_20_Internet_20_Link"><text:span text:style-name="T3">Das bedeutet, dass Sie </text:span><text:span text:style-name="Source_20_Text"><text:span text:style-name="T6">TADOConnection</text:span></text:span><text:span text:style-name="T3"> verwenden können, um eine Verbindung zu vielen verschiedenen Arten von Datenbanken herzustellen, solange sie von ADO unterstützt werde</text:span></text:a></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var cib-font-text" svg:font-family="'var cib-font-tex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Arial1" style:font-family-complex="Arial" style:font-family-generic-complex="system" style:font-pitch-complex="variable" style:font-size-complex="7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16T09:51:15.252000000</meta:creation-date>
    <dc:date>2024-04-16T09:55:57.381000000</dc:date>
    <meta:editing-duration>PT4M42S</meta:editing-duration>
    <meta:editing-cycles>2</meta:editing-cycles>
    <meta:generator>LibreOffice/7.5.9.2$Windows_X86_64 LibreOffice_project/cdeefe45c17511d326101eed8008ac4092f278a9</meta:generator>
    <meta:document-statistic meta:table-count="0" meta:image-count="29" meta:object-count="0" meta:page-count="11" meta:paragraph-count="214" meta:word-count="3053" meta:character-count="22996" meta:non-whitespace-character-count="19926"/>
  </office:meta>
</office:document-meta>
</file>